
<file path=META-INF/manifest.xml><?xml version="1.0" encoding="utf-8"?>
<manifest:manifest xmlns:manifest="urn:oasis:names:tc:opendocument:xmlns:manifest:1.0" manifest:version="1.2">
  <manifest:file-entry manifest:full-path="/" manifest:media-type="application/vnd.oasis.opendocument.presentation"/>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New Visitor VS. Returning Visitor_1499780331824/meta.xml" manifest:media-type="text/xml"/>
  <manifest:file-entry manifest:full-path="New Visitor VS. Returning Visitor_1499780331824/" manifest:media-type="application/vnd.oasis.opendocument.chart"/>
  <manifest:file-entry manifest:full-path="New Visitor VS. Returning Visitor_1499780331824/content.xml" manifest:media-type="text/xml"/>
  <manifest:file-entry manifest:full-path="Daily Visit_1499780332045/meta.xml" manifest:media-type="text/xml"/>
  <manifest:file-entry manifest:full-path="Daily Visit_1499780332045/" manifest:media-type="application/vnd.oasis.opendocument.chart"/>
  <manifest:file-entry manifest:full-path="Daily Visit_1499780332045/content.xml" manifest:media-type="text/xml"/>
  <manifest:file-entry manifest:full-path="Count of Visits_1499780332242/meta.xml" manifest:media-type="text/xml"/>
  <manifest:file-entry manifest:full-path="Count of Visits_1499780332242/" manifest:media-type="application/vnd.oasis.opendocument.chart"/>
  <manifest:file-entry manifest:full-path="Count of Visits_1499780332242/content.xml" manifest:media-type="text/xml"/>
  <manifest:file-entry manifest:full-path="Visit Duration_1499780332395/meta.xml" manifest:media-type="text/xml"/>
  <manifest:file-entry manifest:full-path="Visit Duration_1499780332395/" manifest:media-type="application/vnd.oasis.opendocument.chart"/>
  <manifest:file-entry manifest:full-path="Visit Duration_1499780332395/content.xml" manifest:media-type="text/xml"/>
  <manifest:file-entry manifest:full-path="Traffic Sources Type_1499780332607/meta.xml" manifest:media-type="text/xml"/>
  <manifest:file-entry manifest:full-path="Traffic Sources Type_1499780332607/" manifest:media-type="application/vnd.oasis.opendocument.chart"/>
  <manifest:file-entry manifest:full-path="Traffic Sources Type_1499780332607/content.xml" manifest:media-type="text/xml"/>
  <manifest:file-entry manifest:full-path="Referral Traffic_1499780332678/meta.xml" manifest:media-type="text/xml"/>
  <manifest:file-entry manifest:full-path="Referral Traffic_1499780332678/" manifest:media-type="application/vnd.oasis.opendocument.chart"/>
  <manifest:file-entry manifest:full-path="Referral Traffic_1499780332678/content.xml" manifest:media-type="text/xml"/>
  <manifest:file-entry manifest:full-path="Search Keyword_1499780332829/meta.xml" manifest:media-type="text/xml"/>
  <manifest:file-entry manifest:full-path="Search Keyword_1499780332829/" manifest:media-type="application/vnd.oasis.opendocument.chart"/>
  <manifest:file-entry manifest:full-path="Search Keyword_1499780332829/content.xml" manifest:media-type="text/xml"/>
  <manifest:file-entry manifest:full-path="Page Visit_1499780332966/meta.xml" manifest:media-type="text/xml"/>
  <manifest:file-entry manifest:full-path="Page Visit_1499780332966/" manifest:media-type="application/vnd.oasis.opendocument.chart"/>
  <manifest:file-entry manifest:full-path="Page Visit_1499780332966/content.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automatic-styles>
    <style:style style:family="drawing-page" style:name="dp1">
      <style:drawing-page-properties presentation:background-objects-visible="true" presentation:background-visible="true" presentation:display-date-time="true" presentation:display-footer="true" presentation:display-page-number="false"/>
    </style:style>
    <style:style style:family="graphic" style:name="gr1">
      <style:graphic-properties style:protect="size"/>
    </style:style>
    <style:style style:family="presentation" style:name="pr1" style:parent-style-name="Default-notes">
      <style:graphic-properties draw:fill-color="#ffffff" fo:min-height="13.114cm"/>
    </style:style>
    <text:list-style style:name="lf3a5d0">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display-name="Bullet_20_Symbols" style:family="text" style:name="Bullet_20_Symbols"/>
    <style:style style:family="paragraph" style:list-style-name="lf3a5d0" style:name="a3365ed" style:parent-style-name="Default_20_Text"/>
    <style:style style:display-name="Default_20_Text" style:family="paragraph" style:name="Default_20_Text"/>
    <style:style style:family="graphic" style:name="a469e04">
      <style:graphic-properties draw:ole-draw-aspect="1"/>
    </style:style>
    <style:style style:family="graphic" style:name="a6dba61">
      <style:graphic-properties draw:ole-draw-aspect="1"/>
    </style:style>
    <style:style style:family="graphic" style:name="af49d92">
      <style:graphic-properties draw:ole-draw-aspect="1"/>
    </style:style>
    <style:style style:family="graphic" style:name="ad69f8c">
      <style:graphic-properties draw:ole-draw-aspect="1"/>
    </style:style>
    <text:list-style style:name="ld8dbeb">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display-name="Bullet_20_Symbols" style:family="text" style:name="Bullet_20_Symbols"/>
    <style:style style:family="paragraph" style:list-style-name="ld8dbeb" style:name="a143113" style:parent-style-name="Default_20_Text"/>
    <style:style style:display-name="Default_20_Text" style:family="paragraph" style:name="Default_20_Text"/>
    <style:style style:family="graphic" style:name="a9f9fe6">
      <style:graphic-properties draw:ole-draw-aspect="1"/>
    </style:style>
    <style:style style:family="graphic" style:name="a5c2c95">
      <style:graphic-properties draw:ole-draw-aspect="1"/>
    </style:style>
    <style:style style:family="graphic" style:name="a2dd67a">
      <style:graphic-properties draw:ole-draw-aspect="1"/>
    </style:style>
    <style:style style:family="graphic" style:name="a8f65d9">
      <style:graphic-properties draw:ole-draw-aspect="1"/>
    </style:style>
  </office:automatic-styles>
  <office:body>
    <office:presentation>
      <draw:page draw:master-page-name="Default" draw:name="Slide1" draw:style-name="dp1" presentation:presentation-page-layout-name="AL1Ta1dab85">
        <draw:frame draw:layer="layout" presentation:class="title" presentation:placeholder="true" presentation:style-name="" svg:height="4.244cm" svg:width="23.848cm" svg:x="2.075cm" svg:y="6.621cm" text:anchor-type="page">
          <draw:text-box>
            <text:p>Simple Website Analytics Report</text:p>
          </draw:text-box>
        </draw:frame>
        <draw:frame draw:layer="layout" presentation:class="subtitle" presentation:placeholder="true" presentation:style-name="" svg:height="5.097cm" svg:width="19.631cm" svg:x="4.183cm" svg:y="12.003cm" text:anchor-type="page">
          <draw:text-box>
            <text:p>2011-04-27~2011-05-27</text:p>
          </draw:text-box>
        </draw:frame>
        <presentation:notes draw:style-name="dp2">
          <draw:page-thumbnail draw:layer="layout" draw:page-number="1" draw:style-name="gr1" presentation:class="page" svg:height="11.136cm" svg:width="14.848cm" svg:x="3.075cm" svg:y="2.257cm"/>
          <draw:frame draw:layer="layout" presentation:class="notes" presentation:placeholder="true" presentation:style-name="pr1" svg:height="13.114cm" svg:width="16.799cm" svg:x="2.1cm" svg:y="14.107cm" text:anchor-type="paragraph">
            <draw:text-box/>
          </draw:frame>
        </presentation:notes>
      </draw:page>
      <draw:page draw:master-page-name="Default" draw:name="Slide2" draw:style-name="dp1" presentation:presentation-page-layout-name="a3a84e0">
        <draw:frame draw:layer="layout" presentation:class="title" presentation:placeholder="true" presentation:style-name="" svg:height="3.507cm" svg:width="25.199cm" svg:x="1.4cm" svg:y="0.837cm" text:anchor-type="paragraph">
          <draw:text-box>
            <text:p>Visitors Overview</text:p>
          </draw:text-box>
        </draw:frame>
        <draw:frame draw:layer="layout" draw:style-name="a469e04" presentation:class="chart" presentation:user-transformed="true" svg:height="6.61cm" svg:width="12.296cm" svg:x="1.4cm" svg:y="4.914cm" text:anchor-type="page">
          <draw:object draw:notify-on-update-of-ranges="A.A1:A.B3" xlink:actuate="onLoad" xlink:href=".//New Visitor VS. Returning Visitor_1499780331824" xlink:show="embed" xlink:type="simple"/>
        </draw:frame>
        <draw:frame draw:layer="layout" presentation:class="outline" presentation:placeholder="true" presentation:style-name="" svg:height="6.61cm" svg:width="12.296cm" svg:x="14.311cm" svg:y="4.914cm" text:anchor-type="page">
          <draw:text-box>
            <text:list text:style-name="lf3a5d0" xml:id="list42107509">
              <text:list-item>
                <text:p text:style-name="a3365ed">Avg. on Time     00:04:38</text:p>
              </text:list-item>
              <text:list-item>
                <text:p text:style-name="a3365ed">Bounce Rate     38.91%</text:p>
              </text:list-item>
              <text:list-item>
                <text:p text:style-name="a3365ed">New Visits    32.36%</text:p>
              </text:list-item>
              <text:list-item>
                <text:p text:style-name="a3365ed">Unique Visitors     306</text:p>
              </text:list-item>
            </text:list>
          </draw:text-box>
        </draw:frame>
        <draw:frame draw:layer="layout" draw:style-name="a6dba61" presentation:class="chart" presentation:user-transformed="true" svg:height="6.61cm" svg:width="25.199cm" svg:x="1.4cm" svg:y="12.153cm" text:anchor-type="page">
          <draw:object draw:notify-on-update-of-ranges="A.A6:A.B37" xlink:actuate="onLoad" xlink:href=".//Daily Visit_1499780332045" xlink:show="embed" xlink:type="simple"/>
        </draw:frame>
        <presentation:notes draw:style-name="dp2">
          <draw:page-thumbnail draw:layer="layout" draw:page-number="2" draw:style-name="gr1" presentation:class="page" svg:height="11.136cm" svg:width="14.848cm" svg:x="3.075cm" svg:y="2.257cm"/>
          <draw:frame draw:layer="layout" presentation:class="notes" presentation:placeholder="true" presentation:style-name="pr1" svg:height="13.114cm" svg:width="16.799cm" svg:x="2.1cm" svg:y="14.107cm" text:anchor-type="paragraph">
            <draw:text-box/>
          </draw:frame>
        </presentation:notes>
      </draw:page>
      <draw:page draw:master-page-name="Default" draw:name="Slide3" draw:style-name="dp1" presentation:presentation-page-layout-name="a97c08f">
        <draw:frame draw:layer="layout" presentation:class="title" presentation:placeholder="true" presentation:style-name="" svg:height="3.507cm" svg:width="25.199cm" svg:x="1.4cm" svg:y="0.837cm" text:anchor-type="paragraph">
          <draw:text-box>
            <text:p>Visitors Overview</text:p>
          </draw:text-box>
        </draw:frame>
        <draw:frame draw:layer="layout" draw:style-name="af49d92" presentation:class="chart" presentation:user-transformed="true" svg:height="6.61cm" svg:width="25.199cm" svg:x="1.4cm" svg:y="4.914cm" text:anchor-type="page">
          <draw:object draw:notify-on-update-of-ranges="A.E1:A.G14" xlink:actuate="onLoad" xlink:href=".//Count of Visits_1499780332242" xlink:show="embed" xlink:type="simple"/>
        </draw:frame>
        <draw:frame draw:layer="layout" draw:style-name="ad69f8c" presentation:class="chart" presentation:user-transformed="true" svg:height="6.61cm" svg:width="25.199cm" svg:x="1.4cm" svg:y="12.153cm" text:anchor-type="paragraph">
          <draw:object draw:notify-on-update-of-ranges="A.I1:A.K8" xlink:actuate="onLoad" xlink:href=".//Visit Duration_1499780332395" xlink:show="embed" xlink:type="simple"/>
        </draw:frame>
        <presentation:notes draw:style-name="dp2">
          <draw:page-thumbnail draw:layer="layout" draw:page-number="3" draw:style-name="gr1" presentation:class="page" svg:height="11.136cm" svg:width="14.848cm" svg:x="3.075cm" svg:y="2.257cm"/>
          <draw:frame draw:layer="layout" presentation:class="notes" presentation:placeholder="true" presentation:style-name="pr1" svg:height="13.114cm" svg:width="16.799cm" svg:x="2.1cm" svg:y="14.107cm" text:anchor-type="paragraph">
            <draw:text-box/>
          </draw:frame>
        </presentation:notes>
      </draw:page>
      <draw:page draw:master-page-name="Default" draw:name="Slide4" draw:style-name="dp1" presentation:presentation-page-layout-name="a0bbcc9">
        <draw:frame draw:layer="layout" presentation:class="title" presentation:placeholder="true" presentation:style-name="" svg:height="3.507cm" svg:width="25.199cm" svg:x="1.4cm" svg:y="0.837cm" text:anchor-type="paragraph">
          <draw:text-box>
            <text:p>Traffic Sources Overview</text:p>
          </draw:text-box>
        </draw:frame>
        <draw:frame draw:layer="layout" draw:style-name="a9f9fe6" presentation:class="chart" presentation:user-transformed="true" svg:height="6.61cm" svg:width="12.296cm" svg:x="1.4cm" svg:y="4.914cm" text:anchor-type="page">
          <draw:object draw:notify-on-update-of-ranges="B.A2:B.C5" xlink:actuate="onLoad" xlink:href=".//Traffic Sources Type_1499780332607" xlink:show="embed" xlink:type="simple"/>
        </draw:frame>
        <draw:frame draw:layer="layout" presentation:class="outline" presentation:placeholder="true" presentation:style-name="" presentation:user-transformed="true" svg:height="6.61cm" svg:width="12.296cm" svg:x="14.311cm" svg:y="4.914cm" text:anchor-type="page">
          <draw:text-box>
            <text:list text:style-name="ld8dbeb" xml:id="list42580581">
              <text:list-item>
                <text:p text:style-name="a143113">Search Traffic    18.30%</text:p>
              </text:list-item>
              <text:list-item>
                <text:p text:style-name="a143113">Referral Traffic    57.58%</text:p>
              </text:list-item>
              <text:list-item>
                <text:p text:style-name="a143113">Direct Traffic    24.12%</text:p>
              </text:list-item>
            </text:list>
          </draw:text-box>
        </draw:frame>
        <draw:frame draw:layer="layout" draw:style-name="a5c2c95" presentation:class="chart" presentation:user-transformed="true" svg:height="6.61cm" svg:width="12.296cm" svg:x="1.4cm" svg:y="12.153cm" text:anchor-type="page">
          <draw:object draw:notify-on-update-of-ranges="B.A9:B.C19" xlink:actuate="onLoad" xlink:href=".//Referral Traffic_1499780332678" xlink:show="embed" xlink:type="simple"/>
        </draw:frame>
        <draw:frame draw:layer="layout" draw:style-name="a2dd67a" presentation:class="chart" presentation:user-transformed="true" svg:height="6.61cm" svg:width="12.296cm" svg:x="14.311cm" svg:y="12.153cm" text:anchor-type="page">
          <draw:object draw:notify-on-update-of-ranges="B.E2:B.G8" xlink:actuate="onLoad" xlink:href=".//Search Keyword_1499780332829" xlink:show="embed" xlink:type="simple"/>
        </draw:frame>
        <presentation:notes draw:style-name="dp2">
          <draw:page-thumbnail draw:layer="layout" draw:page-number="4" draw:style-name="gr1" presentation:class="page" svg:height="11.136cm" svg:width="14.848cm" svg:x="3.075cm" svg:y="2.257cm"/>
          <draw:frame draw:layer="layout" presentation:class="notes" presentation:placeholder="true" presentation:style-name="pr1" svg:height="13.114cm" svg:width="16.799cm" svg:x="2.1cm" svg:y="14.107cm" text:anchor-type="paragraph">
            <draw:text-box/>
          </draw:frame>
        </presentation:notes>
      </draw:page>
      <draw:page draw:master-page-name="Default" draw:name="Slide5" draw:style-name="dp1" presentation:presentation-page-layout-name="AL1Ta07162e">
        <draw:frame draw:layer="layout" presentation:class="title" presentation:placeholder="true" presentation:style-name="" svg:height="3.507cm" svg:width="25.199cm" svg:x="1.4cm" svg:y="0.837cm" text:anchor-type="paragraph">
          <draw:text-box>
            <text:p>Content Overview</text:p>
          </draw:text-box>
        </draw:frame>
        <draw:frame draw:layer="layout" draw:style-name="a8f65d9" presentation:class="chart" presentation:user-transformed="true" svg:height="13.86cm" svg:width="25.199cm" svg:x="1.4cm" svg:y="4.914cm" text:anchor-type="page">
          <draw:object draw:notify-on-update-of-ranges="C.A1:C.C8" xlink:actuate="onLoad" xlink:href=".//Page Visit_1499780332966" xlink:show="embed" xlink:type="simple"/>
        </draw:frame>
        <presentation:notes draw:style-name="dp2">
          <draw:page-thumbnail draw:layer="layout" draw:page-number="5" draw:style-name="gr1" presentation:class="page" svg:height="11.136cm" svg:width="14.848cm" svg:x="3.075cm" svg:y="2.257cm"/>
          <draw:frame draw:layer="layout" presentation:class="notes" presentation:placeholder="true" presentation:style-name="pr1" svg:height="13.114cm" svg:width="16.799cm" svg:x="2.1cm" svg:y="14.107cm" text:anchor-type="paragraph">
            <draw:text-box/>
          </draw:frame>
        </presentation:notes>
      </draw:page>
      <draw:page draw:master-page-name="Default" draw:name="page1" draw:style-name="dp1">
        <presentation:notes draw:style-name="dp2">
          <draw:page-thumbnail draw:layer="layout" draw:page-number="6" draw:style-name="gr1" presentation:class="page" svg:height="11.136cm" svg:width="14.848cm" svg:x="3.075cm" svg:y="2.257cm"/>
          <draw:frame draw:layer="layout" presentation:class="notes" presentation:placeholder="true" presentation:style-name="pr1" svg:height="13.114cm" svg:width="16.799cm" svg:x="2.1cm" svg:y="14.107cm" text:anchor-type="paragraph">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styles>
    <draw:marker draw:name="Arrow" svg:d="m10 0-10 30h20z" svg:viewBox="0 0 20 30"/>
    <style:default-style style:family="graphic">
      <style:paragraph-properties style:font-independent-line-spacing="false" style:line-break="strict" style:punctuation-wrap="simple" style:text-autospace="ideograph-alpha" style:writing-mode="lr-tb">
        <style:tab-stops/>
      </style:paragraph-properties>
      <style:text-properties fo:font-family="'Times New Roman'" fo:font-size="24pt" style:font-family-asian="'Lucida Sans Unicode'" style:font-family-complex="Tahoma" style:font-family-generic="roman" style:font-family-generic-asian="system" style:font-family-generic-complex="system" style:font-pitch="variable" style:font-pitch-asian="variable" style:font-pitch-complex="variable" style:font-size-asian="24pt" style:font-size-complex="24pt" style:use-window-font-color="true"/>
    </style:default-style>
    <style:style style:family="graphic" style:name="standard">
      <style:graphic-properties draw:fill="solid" draw:fill-color="#99ccff" draw:marker-end-center="false" draw:marker-end-width="0.3cm" draw:marker-start-center="false" draw:marker-start-width="0.3cm" draw:shadow="hidden" draw:shadow-color="#808080" draw:shadow-offset-x="0.3cm" draw:shadow-offset-y="0.3cm" draw:stroke="solid" fo:padding-bottom="0.125cm" fo:padding-left="0.25cm" fo:padding-right="0.25cm" fo:padding-top="0.125cm" svg:stroke-color="#000000" svg:stroke-width="0cm">
        <text:list-style style:name="standard">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line-height="100%" fo:margin-bottom="0cm" fo:margin-left="0cm" fo:margin-right="0cm" fo:margin-top="0cm" fo:text-indent="0cm"/>
      <style:text-properties fo:font-family="Arial" fo:font-size="18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18pt" style:font-size-complex="18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graphic" style:name="objectwitharrow" style:parent-style-name="standard">
      <style:graphic-properties draw:marker-end-width="0.3cm" draw:marker-start="Arrow" draw:marker-start-center="true" draw:marker-start-width="0.7cm" draw:stroke="solid" svg:stroke-color="#000000" svg:stroke-width="0.15cm"/>
    </style:style>
    <style:style style:family="graphic" style:name="objectwithshadow" style:parent-style-name="standard">
      <style:graphic-properties draw:shadow="visible" draw:shadow-color="#808080" draw:shadow-offset-x="0.3cm" draw:shadow-offset-y="0.3cm"/>
    </style:style>
    <style:style style:family="graphic" style:name="objectwithoutfill" style:parent-style-name="standard">
      <style:graphic-properties draw:fill="none"/>
    </style:style>
    <style:style style:family="graphic" style:name="text" style:parent-style-name="standard">
      <style:graphic-properties draw:fill="none" draw:stroke="none"/>
    </style:style>
    <style:style style:family="graphic" style:name="textbody" style:parent-style-name="standard">
      <style:graphic-properties draw:fill="none" draw:stroke="none"/>
      <style:text-properties fo:font-size="16pt"/>
    </style:style>
    <style:style style:family="graphic" style:name="textbodyjustfied" style:parent-style-name="standard">
      <style:graphic-properties draw:fill="none" draw:stroke="none"/>
      <style:paragraph-properties fo:text-align="justify"/>
    </style:style>
    <style:style style:family="graphic" style:name="textbodyindent" style:parent-style-name="standard">
      <style:graphic-properties draw:fill="none" draw:stroke="none">
        <text:list-style style:name="textbodyindent">
          <text:list-level-style-bullet text:bullet-char="●" text:level="1">
            <style:list-level-properties text:min-label-distance="0.6cm" text:min-label-width="0.6cm" text:space-before="0.6cm"/>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left="0cm" fo:margin-right="0cm" fo:text-indent="0.6cm"/>
    </style:style>
    <style:style style:family="graphic" style:name="title" style:parent-style-name="standard">
      <style:graphic-properties draw:fill="none" draw:stroke="none"/>
      <style:text-properties fo:font-size="44pt"/>
    </style:style>
    <style:style style:family="graphic" style:name="title1" style:parent-style-name="standard">
      <style:graphic-properties draw:fill="solid" draw:fill-color="#008080" draw:shadow="visible" draw:shadow-color="#808080" draw:shadow-offset-x="0.2cm" draw:shadow-offset-y="0.2cm" draw:stroke="none"/>
      <style:paragraph-properties fo:text-align="center"/>
      <style:text-properties fo:font-size="24pt"/>
    </style:style>
    <style:style style:family="graphic" style:name="title2" style:parent-style-name="standard">
      <style:graphic-properties draw:fill-color="#ffcc99" draw:shadow="visible" draw:shadow-color="#808080" draw:shadow-offset-x="0.2cm" draw:shadow-offset-y="0.2cm" svg:stroke-width="0.05cm">
        <text:list-style style:name="title2">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bottom="0.1cm" fo:margin-left="0cm" fo:margin-right="0.2cm" fo:margin-top="0.1cm" fo:text-align="center" fo:text-indent="0cm"/>
      <style:text-properties fo:font-size="36pt"/>
    </style:style>
    <style:style style:family="graphic" style:name="headline" style:parent-style-name="standard">
      <style:graphic-properties draw:fill="none" draw:stroke="none"/>
      <style:paragraph-properties fo:margin-bottom="0.21cm" fo:margin-top="0.42cm"/>
      <style:text-properties fo:font-size="24pt"/>
    </style:style>
    <style:style style:family="graphic" style:name="headline1" style:parent-style-name="standard">
      <style:graphic-properties draw:fill="none" draw:stroke="none"/>
      <style:paragraph-properties fo:margin-bottom="0.21cm" fo:margin-top="0.42cm"/>
      <style:text-properties fo:font-size="18pt" fo:font-weight="bold"/>
    </style:style>
    <style:style style:family="graphic" style:name="headline2" style:parent-style-name="standard">
      <style:graphic-properties draw:fill="none" draw:stroke="none"/>
      <style:paragraph-properties fo:margin-bottom="0.21cm" fo:margin-top="0.42cm"/>
      <style:text-properties fo:font-size="14pt" fo:font-style="italic" fo:font-weight="bold"/>
    </style:style>
    <style:style style:family="graphic" style:name="measure" style:parent-style-name="standard">
      <style:graphic-properties draw:fill="none" draw:marker-end="Arrow" draw:marker-end-width="0.2cm" draw:marker-start="Arrow" draw:marker-start-width="0.2cm" draw:show-unit="true" draw:stroke="solid"/>
      <style:text-properties fo:font-size="12pt"/>
    </style:style>
    <style:style style:family="presentation" style:name="Default-title">
      <style:graphic-properties draw:fill="none" draw:stroke="none" draw:textarea-vertical-align="middle">
        <text:list-style style:name="Default-title">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style>
      </style:graphic-properties>
      <style:paragraph-properties fo:text-align="center"/>
      <style:text-properties fo:font-family="Arial" fo:font-size="44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44pt" style:font-size-complex="44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subtitle">
      <style:graphic-properties draw:fill="none" draw:stroke="none" draw:textarea-vertical-align="middle">
        <text:list-style style:name="Default-subtitle">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style>
      </style:graphic-properties>
      <style:paragraph-properties fo:margin-left="0cm" fo:margin-right="0cm" fo:text-align="center" fo:text-indent="-0.6cm"/>
      <style:text-properties fo:font-family="Arial" fo:font-size="32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32pt" style:font-size-complex="32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background">
      <style:graphic-properties draw:fill="none" draw:stroke="none"/>
      <style:text-properties style:letter-kerning="true"/>
    </style:style>
    <style:style style:family="presentation" style:name="Default-backgroundobjects">
      <style:graphic-properties draw:shadow="hidden" draw:shadow-color="#808080" draw:shadow-offset-x="0.3cm" draw:shadow-offset-y="0.3cm"/>
      <style:text-properties style:letter-kerning="true"/>
    </style:style>
    <style:style style:family="presentation" style:name="Default-notes">
      <style:graphic-properties draw:fill="none" draw:stroke="none">
        <text:list-style style:name="Default-notes">
          <text:list-level-style-bullet text:bullet-char="●" text:level="1">
            <style:list-level-properties text:min-label-width="0.6cm"/>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left="0.6cm" fo:margin-right="0cm" fo:text-indent="-0.6cm"/>
      <style:text-properties fo:font-family="Arial" fo:font-size="20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20pt" style:font-size-complex="20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outline1">
      <style:graphic-properties draw:fill="none" draw:stroke="none">
        <text:list-style style:name="Default-outline1">
          <text:list-level-style-bullet text:bullet-char="●" text:level="1">
            <style:list-level-properties text:min-label-width="0.9cm" text:space-before="0.3cm"/>
            <style:text-properties fo:font-family="StarSymbol" fo:font-size="45%" style:use-window-font-color="true"/>
          </text:list-level-style-bullet>
          <text:list-level-style-bullet text:bullet-char="–" text:level="2">
            <style:list-level-properties text:min-label-width="0.8cm" text:space-before="1.6cm"/>
            <style:text-properties fo:font-family="StarSymbol" fo:font-size="75%" style:use-window-font-color="true"/>
          </text:list-level-style-bullet>
          <text:list-level-style-bullet text:bullet-char="●" text:level="3">
            <style:list-level-properties text:min-label-width="0.6cm" text:space-before="3cm"/>
            <style:text-properties fo:font-family="StarSymbol" fo:font-size="45%" style:use-window-font-color="true"/>
          </text:list-level-style-bullet>
          <text:list-level-style-bullet text:bullet-char="–" text:level="4">
            <style:list-level-properties text:min-label-width="0.6cm" text:space-before="4.2cm"/>
            <style:text-properties fo:font-family="StarSymbol" fo:font-size="75%" style:use-window-font-color="true"/>
          </text:list-level-style-bullet>
          <text:list-level-style-bullet text:bullet-char="●" text:level="5">
            <style:list-level-properties text:min-label-width="0.6cm" text:space-before="5.4cm"/>
            <style:text-properties fo:font-family="StarSymbol" fo:font-size="45%" style:use-window-font-color="true"/>
          </text:list-level-style-bullet>
          <text:list-level-style-bullet text:bullet-char="●" text:level="6">
            <style:list-level-properties text:min-label-width="0.6cm" text:space-before="6.6cm"/>
            <style:text-properties fo:font-family="StarSymbol" fo:font-size="45%" style:use-window-font-color="true"/>
          </text:list-level-style-bullet>
          <text:list-level-style-bullet text:bullet-char="●" text:level="7">
            <style:list-level-properties text:min-label-width="0.6cm" text:space-before="7.8cm"/>
            <style:text-properties fo:font-family="StarSymbol" fo:font-size="45%" style:use-window-font-color="true"/>
          </text:list-level-style-bullet>
          <text:list-level-style-bullet text:bullet-char="●" text:level="8">
            <style:list-level-properties text:min-label-width="0.6cm" text:space-before="9cm"/>
            <style:text-properties fo:font-family="StarSymbol" fo:font-size="45%" style:use-window-font-color="true"/>
          </text:list-level-style-bullet>
          <text:list-level-style-bullet text:bullet-char="●" text:level="9">
            <style:list-level-properties text:min-label-width="0.6cm" text:space-before="10.2cm"/>
            <style:text-properties fo:font-family="StarSymbol" fo:font-size="45%" style:use-window-font-color="true"/>
          </text:list-level-style-bullet>
        </text:list-style>
      </style:graphic-properties>
      <style:paragraph-properties fo:margin-bottom="0.5cm" fo:margin-left="1.2cm" fo:margin-right="0cm" fo:margin-top="0cm" fo:text-indent="-0.9cm"/>
      <style:text-properties fo:font-family="Arial" fo:font-size="32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32pt" style:font-size-complex="32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outline2" style:parent-style-name="Default-outline1">
      <style:paragraph-properties fo:margin-bottom="0.4cm" fo:margin-left="2.4cm" fo:margin-right="0cm" fo:margin-top="0cm" fo:text-indent="-0.8cm"/>
      <style:text-properties fo:font-size="28pt" style:font-size-asian="28pt" style:font-size-complex="28pt"/>
    </style:style>
    <style:style style:family="presentation" style:name="Default-outline3" style:parent-style-name="Default-outline2">
      <style:paragraph-properties fo:margin-bottom="0.3cm" fo:margin-left="3.6cm" fo:margin-right="0cm" fo:margin-top="0cm" fo:text-indent="-0.6cm"/>
      <style:text-properties fo:font-size="24pt" style:font-size-asian="24pt" style:font-size-complex="24pt"/>
    </style:style>
    <style:style style:family="presentation" style:name="Default-outline4" style:parent-style-name="Default-outline3">
      <style:paragraph-properties fo:margin-bottom="0.2cm" fo:margin-left="4.8cm" fo:margin-right="0cm" fo:margin-top="0cm" fo:text-indent="-0.6cm"/>
      <style:text-properties fo:font-size="20pt" style:font-size-asian="20pt" style:font-size-complex="20pt"/>
    </style:style>
    <style:style style:family="presentation" style:name="Default-outline5" style:parent-style-name="Default-outline4">
      <style:paragraph-properties fo:margin-bottom="0.1cm" fo:margin-left="6cm" fo:margin-right="0cm" fo:margin-top="0cm" fo:text-indent="-0.6cm"/>
      <style:text-properties fo:font-size="20pt" style:font-size-asian="20pt" style:font-size-complex="20pt"/>
    </style:style>
    <style:style style:family="presentation" style:name="Default-outline6" style:parent-style-name="Default-outline5">
      <style:paragraph-properties fo:margin-bottom="0.1cm" fo:margin-left="7.2cm" fo:margin-right="0cm" fo:margin-top="0cm" fo:text-indent="-0.6cm"/>
      <style:text-properties fo:font-size="20pt" style:font-size-asian="20pt" style:font-size-complex="20pt"/>
    </style:style>
    <style:style style:family="presentation" style:name="Default-outline7" style:parent-style-name="Default-outline6">
      <style:paragraph-properties fo:margin-bottom="0.1cm" fo:margin-left="8.4cm" fo:margin-right="0cm" fo:margin-top="0cm" fo:text-indent="-0.6cm"/>
      <style:text-properties fo:font-size="20pt" style:font-size-asian="20pt" style:font-size-complex="20pt"/>
    </style:style>
    <style:style style:family="presentation" style:name="Default-outline8" style:parent-style-name="Default-outline7">
      <style:paragraph-properties fo:margin-bottom="0.1cm" fo:margin-left="9.6cm" fo:margin-right="0cm" fo:margin-top="0cm" fo:text-indent="-0.6cm"/>
      <style:text-properties fo:font-size="20pt" style:font-size-asian="20pt" style:font-size-complex="20pt"/>
    </style:style>
    <style:style style:family="presentation" style:name="Default-outline9" style:parent-style-name="Default-outline8">
      <style:paragraph-properties fo:margin-bottom="0.1cm" fo:margin-left="10.8cm" fo:margin-right="0cm" fo:margin-top="0cm" fo:text-indent="-0.6cm"/>
      <style:text-properties fo:font-size="20pt" style:font-size-asian="20pt" style:font-size-complex="20pt"/>
    </style:style>
    <style:presentation-page-layout style:name="AL0T26">
      <presentation:placeholder presentation:object="handout" svg:height="-0.233cm" svg:width="6.104cm" svg:x="2.058cm" svg:y="1.743cm"/>
      <presentation:placeholder presentation:object="handout" svg:height="-0.233cm" svg:width="6.104cm" svg:x="10.962cm" svg:y="1.743cm"/>
      <presentation:placeholder presentation:object="handout" svg:height="-0.233cm" svg:width="6.104cm" svg:x="19.866cm" svg:y="1.743cm"/>
      <presentation:placeholder presentation:object="handout" svg:height="-0.233cm" svg:width="6.104cm" svg:x="2.058cm" svg:y="3.612cm"/>
      <presentation:placeholder presentation:object="handout" svg:height="-0.233cm" svg:width="6.104cm" svg:x="10.962cm" svg:y="3.612cm"/>
      <presentation:placeholder presentation:object="handout" svg:height="-0.233cm" svg:width="6.104cm" svg:x="19.866cm" svg:y="3.612cm"/>
      <presentation:placeholder presentation:object="handout" svg:height="-0.233cm" svg:width="6.104cm" svg:x="2.058cm" svg:y="5.481cm"/>
      <presentation:placeholder presentation:object="handout" svg:height="-0.233cm" svg:width="6.104cm" svg:x="10.962cm" svg:y="5.481cm"/>
      <presentation:placeholder presentation:object="handout" svg:height="-0.233cm" svg:width="6.104cm" svg:x="19.866cm" svg:y="5.481cm"/>
    </style:presentation-page-layout>
    <style:presentation-page-layout style:name="AL1Ta1dab85">
      <presentation:placeholder presentation:object="title" svg:height="3.507cm" svg:width="23.912cm" svg:x="2.058cm" svg:y="1.743cm"/>
      <presentation:placeholder presentation:object="subtitle" svg:height="13.23cm" svg:width="23.912cm" svg:x="2.058cm" svg:y="5.838cm"/>
    </style:presentation-page-layout>
    <style:presentation-page-layout style:name="a3a84e0">
      <presentation:placeholder presentation:object="title" svg:height="3.507cm" svg:width="25.199cm" svg:x="1.4cm" svg:y="0.837cm"/>
      <presentation:placeholder presentation:object="chart" svg:height="6.61cm" svg:width="12.296cm" svg:x="1.4cm" svg:y="4.914cm"/>
      <presentation:placeholder presentation:object="outline" svg:height="6.61cm" svg:width="12.296cm" svg:x="14.311cm" svg:y="4.914cm"/>
      <presentation:placeholder presentation:object="chart" svg:height="6.61cm" svg:width="25.199cm" svg:x="1.4cm" svg:y="12.153cm"/>
    </style:presentation-page-layout>
    <style:presentation-page-layout style:name="a97c08f">
      <presentation:placeholder presentation:object="title" svg:height="3.507cm" svg:width="25.199cm" svg:x="1.4cm" svg:y="0.837cm"/>
      <presentation:placeholder presentation:object="chart" svg:height="6.61cm" svg:width="25.199cm" svg:x="1.4cm" svg:y="4.914cm"/>
      <presentation:placeholder presentation:object="chart" svg:height="6.61cm" svg:width="25.199cm" svg:x="1.4cm" svg:y="12.153cm"/>
    </style:presentation-page-layout>
    <style:presentation-page-layout style:name="a0bbcc9">
      <presentation:placeholder presentation:object="title" svg:height="3.507cm" svg:width="25.199cm" svg:x="1.4cm" svg:y="0.837cm"/>
      <presentation:placeholder presentation:object="chart" svg:height="6.61cm" svg:width="12.296cm" svg:x="1.4cm" svg:y="4.914cm"/>
      <presentation:placeholder presentation:object="outline" svg:height="6.61cm" svg:width="12.296cm" svg:x="14.311cm" svg:y="4.914cm"/>
      <presentation:placeholder presentation:object="chart" svg:height="6.61cm" svg:width="12.296cm" svg:x="1.4cm" svg:y="12.153cm"/>
      <presentation:placeholder presentation:object="chart" svg:height="6.61cm" svg:width="12.296cm" svg:x="14.311cm" svg:y="12.153cm"/>
    </style:presentation-page-layout>
    <style:presentation-page-layout style:name="AL1Ta07162e">
      <presentation:placeholder presentation:object="title" svg:height="3.507cm" svg:width="25.199cm" svg:x="1.4cm" svg:y="0.837cm"/>
      <presentation:placeholder presentation:object="chart" svg:height="13.86cm" svg:width="25.199cm" svg:x="1.4cm" svg:y="4.914cm"/>
    </style:presentation-page-layout>
  </office:styles>
  <office:automatic-styles>
    <style:page-layout style:name="PM0">
      <style:page-layout-properties fo:margin-bottom="0cm" fo:margin-left="0cm" fo:margin-right="0cm" fo:margin-top="0cm" fo:page-height="21cm" fo:page-width="29.7cm" style:print-orientation="landscape"/>
    </style:page-layout>
    <style:page-layout style:name="PM1">
      <style:page-layout-properties fo:margin-bottom="0cm" fo:margin-left="0cm" fo:margin-right="0cm" fo:margin-top="0cm" fo:page-height="21cm" fo:page-width="28cm" style:print-orientation="landscape"/>
    </style:page-layout>
    <style:page-layout style:name="PM2">
      <style:page-layout-properties fo:margin-bottom="0cm" fo:margin-left="0cm" fo:margin-right="0cm" fo:margin-top="0cm" fo:page-height="29.7cm" fo:page-width="21cm" style:print-orientation="portrait"/>
    </style:page-layout>
    <style:style style:family="graphic" style:name="gr1" style:parent-style-name="standard">
      <style:graphic-properties draw:auto-grow-height="false" draw:fill="none" draw:fill-color="#ffffff" draw:stroke="none" fo:min-height="1.05cm"/>
    </style:style>
    <style:style style:family="graphic" style:name="gr2" style:parent-style-name="standard">
      <style:graphic-properties draw:auto-grow-height="false" draw:fill="none" draw:fill-color="#ffffff" draw:stroke="none" draw:textarea-vertical-align="bottom" fo:min-height="1.05cm"/>
    </style:style>
    <style:style style:family="presentation" style:name="pr1" style:parent-style-name="Default-backgroundobjects">
      <style:graphic-properties draw:auto-grow-height="false" draw:fill="none" draw:fill-color="#ffffff" draw:stroke="none" fo:min-height="1.449cm"/>
    </style:style>
    <style:style style:family="presentation" style:name="pr2" style:parent-style-name="Default-backgroundobjects">
      <style:graphic-properties draw:auto-grow-height="false" draw:fill="none" draw:fill-color="#ffffff" draw:stroke="none" fo:min-height="1.485cm"/>
    </style:style>
    <style:style style:family="presentation" style:name="pr3" style:parent-style-name="Default-backgroundobjects">
      <style:graphic-properties draw:auto-grow-height="false" draw:fill="none" draw:fill-color="#ffffff" draw:stroke="none" draw:textarea-vertical-align="bottom" fo:min-height="1.485cm"/>
    </style:style>
    <style:style style:family="paragraph" style:name="P1">
      <style:paragraph-properties fo:margin-left="0cm" fo:margin-right="0cm" fo:text-indent="0cm"/>
      <style:text-properties fo:font-size="14pt" style:font-size-asian="14pt" style:font-size-complex="14pt"/>
    </style:style>
    <style:style style:family="paragraph" style:name="P2">
      <style:paragraph-properties fo:margin-left="0cm" fo:margin-right="0cm" fo:text-align="end" fo:text-indent="0cm"/>
      <style:text-properties fo:font-size="14pt" style:font-size-asian="14pt" style:font-size-complex="14pt"/>
    </style:style>
    <style:style style:family="paragraph" style:name="P3">
      <style:paragraph-properties fo:margin-left="0cm" fo:margin-right="0cm" fo:text-align="center" fo:text-indent="0cm"/>
      <style:text-properties fo:font-size="14pt" style:font-size-asian="14pt" style:font-size-complex="14pt"/>
    </style:style>
    <text:list-style style:name="L1">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text:list-style style:name="L2">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office:automatic-styles>
  <office:master-styles>
    <draw:layer-set>
      <draw:layer draw:name="layout"/>
      <draw:layer draw:name="background"/>
      <draw:layer draw:name="backgroundobjects"/>
      <draw:layer draw:name="controls"/>
      <draw:layer draw:name="measurelines"/>
    </draw:layer-set>
    <style:handout-master draw:style-name="dp2" presentation:presentation-page-layout-name="AL0T26" style:page-layout-name="PM0">
      <draw:page-thumbnail draw:layer="backgroundobjects" draw:page-number="1" svg:height="4.454cm" svg:width="5.939cm" svg:x="2.97cm" svg:y="4.02cm"/>
      <draw:page-thumbnail draw:layer="backgroundobjects" svg:height="4.454cm" svg:width="5.939cm" svg:x="11.88cm" svg:y="4.02cm"/>
      <draw:page-thumbnail draw:layer="backgroundobjects" svg:height="4.454cm" svg:width="5.939cm" svg:x="20.79cm" svg:y="4.02cm"/>
      <draw:page-thumbnail draw:layer="backgroundobjects" svg:height="4.454cm" svg:width="5.939cm" svg:x="2.97cm" svg:y="12.525cm"/>
      <draw:page-thumbnail draw:layer="backgroundobjects" svg:height="4.454cm" svg:width="5.939cm" svg:x="11.88cm" svg:y="12.525cm"/>
      <draw:page-thumbnail draw:layer="backgroundobjects" svg:height="4.454cm" svg:width="5.939cm" svg:x="20.79cm" svg:y="12.525cm"/>
      <draw:frame draw:layer="backgroundobjects" draw:style-name="gr1" draw:text-style-name="P1" presentation:class="header" svg:height="1.049cm" svg:width="12.888cm" svg:x="0cm" svg:y="0cm" text:anchor-type="paragraph">
        <draw:text-box>
          <text:p text:style-name="P1"><presentation:header/></text:p>
        </draw:text-box>
      </draw:frame>
      <draw:frame draw:layer="backgroundobjects" draw:style-name="gr1" draw:text-style-name="P2" presentation:class="date-time" svg:height="1.049cm" svg:width="12.888cm" svg:x="16.811cm" svg:y="0cm" text:anchor-type="paragraph">
        <draw:text-box>
          <text:p text:style-name="P2"><presentation:date-time/></text:p>
        </draw:text-box>
      </draw:frame>
      <draw:frame draw:layer="backgroundobjects" draw:style-name="gr2" draw:text-style-name="P1" presentation:class="footer" svg:height="1.049cm" svg:width="12.888cm" svg:x="0cm" svg:y="19.95cm" text:anchor-type="paragraph">
        <draw:text-box>
          <text:p text:style-name="P1"><presentation:footer/></text:p>
        </draw:text-box>
      </draw:frame>
      <draw:frame draw:layer="backgroundobjects" draw:style-name="gr2" draw:text-style-name="P2" presentation:class="page-number" svg:height="1.049cm" svg:width="12.888cm" svg:x="16.811cm" svg:y="19.95cm" text:anchor-type="paragraph">
        <draw:text-box>
          <text:p text:style-name="P2"><text:page-number>&lt;number&gt;</text:page-number></text:p>
        </draw:text-box>
      </draw:frame>
    </style:handout-master>
    <style:master-page draw:style-name="dp1" style:name="Default" style:page-layout-name="PM1">
      <draw:frame draw:layer="backgroundobjects" presentation:class="title" presentation:placeholder="true" presentation:style-name="Default-title" svg:height="3.506cm" svg:width="25.199cm" svg:x="1.4cm" svg:y="0.837cm" text:anchor-type="paragraph">
        <draw:text-box/>
      </draw:frame>
      <draw:frame draw:layer="backgroundobjects" presentation:class="outline" presentation:placeholder="true" presentation:style-name="Default-outline1" svg:height="13.859cm" svg:width="25.199cm" svg:x="1.4cm" svg:y="4.914cm" text:anchor-type="paragraph">
        <draw:text-box/>
      </draw:frame>
      <draw:frame draw:layer="backgroundobjects" draw:text-style-name="P1" presentation:class="date-time" presentation:style-name="pr1" svg:height="1.448cm" svg:width="6.523cm" svg:x="1.4cm" svg:y="19.131cm" text:anchor-type="paragraph">
        <draw:text-box>
          <text:p text:style-name="P1"><presentation:date-time/></text:p>
        </draw:text-box>
      </draw:frame>
      <draw:frame draw:layer="backgroundobjects" draw:text-style-name="P3" presentation:class="footer" presentation:style-name="pr1" svg:height="1.448cm" svg:width="8.875cm" svg:x="9.576cm" svg:y="19.131cm" text:anchor-type="paragraph">
        <draw:text-box>
          <text:p text:style-name="P3"><presentation:footer/></text:p>
        </draw:text-box>
      </draw:frame>
      <draw:frame draw:layer="backgroundobjects" draw:text-style-name="P2" presentation:class="page-number" presentation:style-name="pr1" svg:height="1.448cm" svg:width="6.523cm" svg:x="20.076cm" svg:y="19.131cm" text:anchor-type="paragraph">
        <draw:text-box>
          <text:p text:style-name="P2"><text:page-number>&lt;number&gt;</text:page-number></text:p>
        </draw:text-box>
      </draw:frame>
      <presentation:notes style:page-layout-name="PM2">
        <draw:page-thumbnail draw:layer="backgroundobjects" presentation:class="page" presentation:style-name="Default-title" svg:height="11.136cm" svg:width="14.848cm" svg:x="3.075cm" svg:y="2.257cm"/>
        <draw:frame draw:layer="backgroundobjects" presentation:class="notes" presentation:placeholder="true" presentation:style-name="Default-notes" svg:height="13.364cm" svg:width="16.799cm" svg:x="2.1cm" svg:y="14.107cm" text:anchor-type="paragraph">
          <draw:text-box/>
        </draw:frame>
        <draw:frame draw:layer="backgroundobjects" draw:text-style-name="P1" presentation:class="header" presentation:style-name="pr2" svg:height="1.484cm" svg:width="9.113cm" svg:x="0cm" svg:y="0cm" text:anchor-type="paragraph">
          <draw:text-box>
            <text:p text:style-name="P1"><presentation:header/></text:p>
          </draw:text-box>
        </draw:frame>
        <draw:frame draw:layer="backgroundobjects" draw:text-style-name="P2" presentation:class="date-time" presentation:style-name="pr2" svg:height="1.484cm" svg:width="9.113cm" svg:x="11.886cm" svg:y="0cm" text:anchor-type="paragraph">
          <draw:text-box>
            <text:p text:style-name="P2"><presentation:date-time/></text:p>
          </draw:text-box>
        </draw:frame>
        <draw:frame draw:layer="backgroundobjects" draw:text-style-name="P1" presentation:class="footer" presentation:style-name="pr3" svg:height="1.484cm" svg:width="9.113cm" svg:x="0cm" svg:y="28.215cm" text:anchor-type="paragraph">
          <draw:text-box>
            <text:p text:style-name="P1"><presentation:footer/></text:p>
          </draw:text-box>
        </draw:frame>
        <draw:frame draw:layer="backgroundobjects" draw:text-style-name="P2" presentation:class="page-number" presentation:style-name="pr3" svg:height="1.484cm" svg:width="9.113cm" svg:x="11.886cm" svg:y="28.215cm" text:anchor-type="paragraph">
          <draw:text-box>
            <text:p text:style-name="P2"><text:page-number>&lt;number&gt;</text:page-number></text:p>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leviathan</dc:creator>
    <dc:date>2017-07-11T15:38:53</dc:date>
    <meta:editing-cycles>1</meta:editing-cycles>
    <meta:editing-duration>PT3.873S</meta:editing-duration>
    <meta:initial-creator>leviathan</meta:initial-creator>
    <meta:creation-date>2017-07-11T15:38:49</meta:creation-date>
    <dc:language>en</dc:language>
  </office:meta>
</office:document-meta>
</file>

<file path=Count of Visits_1499780332242/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bd3e01">
      <style:graphic-properties draw:stroke="none"/>
    </style:style>
    <style:style style:family="chart" style:name="a65e0cc">
      <style:text-properties fo:font-size="12pt" style:font-size-asian="12pt" style:font-size-complex="12pt"/>
    </style:style>
    <style:style style:family="chart" style:name="a16be37">
      <style:graphic-properties draw:fill="none" draw:fill-color="#e6e6e6" draw:stroke="none" svg:stroke-color="#b3b3b3"/>
      <style:text-properties fo:font-size="10pt" style:font-size-asian="10pt" style:font-size-complex="10pt"/>
    </style:style>
    <style:style style:family="chart" style:name="a8d0f4d">
      <style:chart-properties chart:right-angled-axes="true"/>
    </style:style>
    <style:style style:family="chart" style:name="a640469">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fe1e8f">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9b3fc6">
      <style:graphic-properties svg:stroke-color="#b3b3b3"/>
    </style:style>
    <style:style style:family="chart" style:name="a127efc">
      <style:graphic-properties dr3d:edge-rounding="0%" draw:fill-color="#FB7FFF" draw:stroke="solid"/>
      <style:text-properties fo:font-size="6pt" style:font-charset-complex="6pt" style:font-size-asian="6pt"/>
    </style:style>
    <style:style style:family="chart" style:name="a4191af">
      <style:graphic-properties dr3d:edge-rounding="0%" draw:fill-color="#7F4C53" draw:stroke="solid"/>
      <style:text-properties fo:font-size="6pt" style:font-charset-complex="6pt" style:font-size-asian="6pt"/>
    </style:style>
    <style:style style:family="chart" style:name="a0d77f6">
      <style:graphic-properties draw:fill="none" draw:fill-color="#e6e6e6" draw:stroke="none" svg:stroke-color="#b3b3b3"/>
    </style:style>
    <style:style style:family="chart" style:name="a7b5076">
      <style:graphic-properties draw:fill="none" draw:fill-color="#e6e6e6" draw:stroke="none" svg:stroke-color="#b3b3b3"/>
    </style:style>
  </office:automatic-styles>
  <office:body>
    <office:chart>
      <chart:chart chart:class="chart:bar" chart:style-name="abd3e01" svg:height="8cm" svg:width="7cm">
        <chart:title chart:style-name="a65e0cc" svg:x="3.669cm" svg:y="0.141cm">
          <text:p>Count of Visits</text:p>
        </chart:title>
        <chart:legend chart:legend-position="top-end" chart:style-name="a16be37" style:legend-expansion="balanced" svg:x="6.715cm" svg:y="3.192cm"/>
        <chart:plot-area chart:style-name="a8d0f4d" svg:height="7.52cm" svg:width="4.73cm" svg:x="0.16cm" svg:y="1.375cm">
          <chart:axis chart:dimension="x" chart:name="primary-x" chart:style-name="a640469">
            <chart:categories table:cell-range-address="A.E2:A.E14"/>
          </chart:axis>
          <chart:axis chart:dimension="y" chart:name="primary-y" chart:style-name="afe1e8f">
            <chart:grid chart:class="major" chart:style-name="a9b3fc6"/>
          </chart:axis>
          <chart:series chart:class="chart:bar" chart:label-cell-address="A.F1" chart:style-name="a127efc" chart:values-cell-range-address="A.F2:A.F14">
            <chart:data-point chart:repeated="2"/>
          </chart:series>
          <chart:series chart:class="chart:bar" chart:label-cell-address="A.G1" chart:style-name="a4191af" chart:values-cell-range-address="A.G2:A.G14">
            <chart:data-point chart:repeated="2"/>
          </chart:series>
          <chart:wall chart:style-name="a0d77f6"/>
          <chart:floor chart:style-name="a7b5076"/>
        </chart:plot-area>
        <table:table>
          <table:table-header-columns>
            <table:table-column/>
          </table:table-header-columns>
          <table:table-columns>
            <table:table-column table:number-columns-repeated="2"/>
          </table:table-columns>
          <table:table-header-rows>
            <table:table-row>
              <table:table-cell office:value="0.0" office:value-type="string"/>
              <table:table-cell office:value="0.0" office:value-type="string">
                <text:p text:id="A.F1">Visits</text:p>
              </table:table-cell>
              <table:table-cell office:value="0.0" office:value-type="string">
                <text:p text:id="A.G1">Page Views</text:p>
              </table:table-cell>
            </table:table-row>
          </table:table-header-rows>
          <table:table-rows>
            <table:table-row>
              <table:table-cell office:value="0.0" office:value-type="string">
                <text:p text:id="A.E2:A.E14">1</text:p>
              </table:table-cell>
              <table:table-cell office:value="270.0" office:value-type="float">
                <text:p text:id="A.F2:A.F14">270.0</text:p>
              </table:table-cell>
              <table:table-cell office:value="1217.0" office:value-type="float">
                <text:p text:id="A.G2:A.G14">1217.0</text:p>
              </table:table-cell>
            </table:table-row>
            <table:table-row>
              <table:table-cell office:value="0.0" office:value-type="string">
                <text:p>2</text:p>
              </table:table-cell>
              <table:table-cell office:value="85.0" office:value-type="float">
                <text:p>85.0</text:p>
              </table:table-cell>
              <table:table-cell office:value="523.0" office:value-type="float">
                <text:p>523.0</text:p>
              </table:table-cell>
            </table:table-row>
            <table:table-row>
              <table:table-cell office:value="0.0" office:value-type="string">
                <text:p>3</text:p>
              </table:table-cell>
              <table:table-cell office:value="46.0" office:value-type="float">
                <text:p>46.0</text:p>
              </table:table-cell>
              <table:table-cell office:value="164.0" office:value-type="float">
                <text:p>164.0</text:p>
              </table:table-cell>
            </table:table-row>
            <table:table-row>
              <table:table-cell office:value="0.0" office:value-type="string">
                <text:p>4</text:p>
              </table:table-cell>
              <table:table-cell office:value="31.0" office:value-type="float">
                <text:p>31.0</text:p>
              </table:table-cell>
              <table:table-cell office:value="99.0" office:value-type="float">
                <text:p>99.0</text:p>
              </table:table-cell>
            </table:table-row>
            <table:table-row>
              <table:table-cell office:value="0.0" office:value-type="string">
                <text:p>5</text:p>
              </table:table-cell>
              <table:table-cell office:value="36.0" office:value-type="float">
                <text:p>36.0</text:p>
              </table:table-cell>
              <table:table-cell office:value="114.0" office:value-type="float">
                <text:p>114.0</text:p>
              </table:table-cell>
            </table:table-row>
            <table:table-row>
              <table:table-cell office:value="0.0" office:value-type="string">
                <text:p>6</text:p>
              </table:table-cell>
              <table:table-cell office:value="36.0" office:value-type="float">
                <text:p>36.0</text:p>
              </table:table-cell>
              <table:table-cell office:value="109.0" office:value-type="float">
                <text:p>109.0</text:p>
              </table:table-cell>
            </table:table-row>
            <table:table-row>
              <table:table-cell office:value="0.0" office:value-type="string">
                <text:p>7</text:p>
              </table:table-cell>
              <table:table-cell office:value="22.0" office:value-type="float">
                <text:p>22.0</text:p>
              </table:table-cell>
              <table:table-cell office:value="57.0" office:value-type="float">
                <text:p>57.0</text:p>
              </table:table-cell>
            </table:table-row>
            <table:table-row>
              <table:table-cell office:value="0.0" office:value-type="string">
                <text:p>8</text:p>
              </table:table-cell>
              <table:table-cell office:value="25.0" office:value-type="float">
                <text:p>25.0</text:p>
              </table:table-cell>
              <table:table-cell office:value="63.0" office:value-type="float">
                <text:p>63.0</text:p>
              </table:table-cell>
            </table:table-row>
            <table:table-row>
              <table:table-cell office:value="0.0" office:value-type="string">
                <text:p>9-14</text:p>
              </table:table-cell>
              <table:table-cell office:value="89.0" office:value-type="float">
                <text:p>89.0</text:p>
              </table:table-cell>
              <table:table-cell office:value="216.0" office:value-type="float">
                <text:p>216.0</text:p>
              </table:table-cell>
            </table:table-row>
            <table:table-row>
              <table:table-cell office:value="0.0" office:value-type="string">
                <text:p>15-25</text:p>
              </table:table-cell>
              <table:table-cell office:value="75.0" office:value-type="float">
                <text:p>75.0</text:p>
              </table:table-cell>
              <table:table-cell office:value="117.0" office:value-type="float">
                <text:p>117.0</text:p>
              </table:table-cell>
            </table:table-row>
            <table:table-row>
              <table:table-cell office:value="0.0" office:value-type="string">
                <text:p>26-50</text:p>
              </table:table-cell>
              <table:table-cell office:value="10.0" office:value-type="float">
                <text:p>10.0</text:p>
              </table:table-cell>
              <table:table-cell office:value="19.0" office:value-type="float">
                <text:p>19.0</text:p>
              </table:table-cell>
            </table:table-row>
            <table:table-row>
              <table:table-cell office:value="0.0" office:value-type="string">
                <text:p>51-100</text:p>
              </table:table-cell>
              <table:table-cell office:value="58.0" office:value-type="float">
                <text:p>58.0</text:p>
              </table:table-cell>
              <table:table-cell office:value="188.0" office:value-type="float">
                <text:p>188.0</text:p>
              </table:table-cell>
            </table:table-row>
            <table:table-row>
              <table:table-cell office:value="0.0" office:value-type="string">
                <text:p>101-200</text:p>
              </table:table-cell>
              <table:table-cell office:value="42.0" office:value-type="float">
                <text:p>42.0</text:p>
              </table:table-cell>
              <table:table-cell office:value="108.0" office:value-type="float">
                <text:p>108.0</text:p>
              </table:table-cell>
            </table:table-row>
          </table:table-rows>
        </table:table>
      </chart:chart>
    </office:chart>
  </office:body>
</office:document-content>
</file>

<file path=Count of Visits_1499780332242/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4</dc:date>
    <meta:editing-cycles>0</meta:editing-cycles>
    <meta:editing-duration>PT0.078S</meta:editing-duration>
    <meta:initial-creator>leviathan</meta:initial-creator>
    <meta:creation-date>2017-07-11T15:38:52</meta:creation-date>
    <dc:language>en</dc:language>
  </office:meta>
</office:document-meta>
</file>

<file path=Daily Visit_1499780332045/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236eaa">
      <style:graphic-properties draw:stroke="none"/>
    </style:style>
    <style:style style:family="chart" style:name="a7db532">
      <style:text-properties fo:font-size="12pt" style:font-size-asian="12pt" style:font-size-complex="12pt"/>
    </style:style>
    <style:style style:family="chart" style:name="ad36700">
      <style:graphic-properties draw:fill="none" draw:fill-color="#e6e6e6" draw:stroke="none" svg:stroke-color="#b3b3b3"/>
      <style:text-properties fo:font-size="10pt" style:font-size-asian="10pt" style:font-size-complex="10pt"/>
    </style:style>
    <style:style style:family="chart" style:name="a7bc512">
      <style:chart-properties chart:right-angled-axes="true"/>
    </style:style>
    <style:style style:family="chart" style:name="a9a2244">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0fc486">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593232">
      <style:graphic-properties svg:stroke-color="#b3b3b3"/>
    </style:style>
    <style:style style:family="chart" style:name="ab81665">
      <style:graphic-properties dr3d:edge-rounding="0%" draw:fill-color="#55CAAF" draw:stroke="solid"/>
      <style:text-properties fo:font-size="6pt" style:font-charset-complex="6pt" style:font-size-asian="6pt"/>
    </style:style>
    <style:style style:family="chart" style:name="a4ee09f">
      <style:graphic-properties draw:fill="none" draw:fill-color="#e6e6e6" draw:stroke="none" svg:stroke-color="#b3b3b3"/>
    </style:style>
    <style:style style:family="chart" style:name="a0d130f">
      <style:graphic-properties draw:fill="none" draw:fill-color="#e6e6e6" draw:stroke="none" svg:stroke-color="#b3b3b3"/>
    </style:style>
  </office:automatic-styles>
  <office:body>
    <office:chart>
      <chart:chart chart:class="chart:bar" chart:style-name="a236eaa" svg:height="8cm" svg:width="7cm">
        <chart:title chart:style-name="a7db532" svg:x="3.669cm" svg:y="0.141cm">
          <text:p>Daily Visit</text:p>
        </chart:title>
        <chart:legend chart:legend-position="top-end" chart:style-name="ad36700" style:legend-expansion="balanced" svg:x="6.715cm" svg:y="3.192cm"/>
        <chart:plot-area chart:style-name="a7bc512" svg:height="7.52cm" svg:width="4.73cm" svg:x="0.16cm" svg:y="1.375cm">
          <chart:axis chart:dimension="x" chart:name="primary-x" chart:style-name="a9a2244">
            <chart:categories table:cell-range-address="A.A7:A.A37"/>
          </chart:axis>
          <chart:axis chart:dimension="y" chart:name="primary-y" chart:style-name="a0fc486">
            <chart:grid chart:class="major" chart:style-name="a593232"/>
          </chart:axis>
          <chart:series chart:class="chart:line" chart:label-cell-address="A.B6" chart:style-name="ab81665" chart:values-cell-range-address="A.B7:A.B37">
            <chart:data-point chart:repeated="1"/>
          </chart:series>
          <chart:wall chart:style-name="a4ee09f"/>
          <chart:floor chart:style-name="a0d130f"/>
        </chart:plot-area>
        <table:table>
          <table:table-header-columns>
            <table:table-column/>
          </table:table-header-columns>
          <table:table-columns>
            <table:table-column table:number-columns-repeated="1"/>
          </table:table-columns>
          <table:table-header-rows>
            <table:table-row>
              <table:table-cell office:value="0.0" office:value-type="string"/>
              <table:table-cell office:value="0.0" office:value-type="string">
                <text:p text:id="A.B6">Visits</text:p>
              </table:table-cell>
            </table:table-row>
          </table:table-header-rows>
          <table:table-rows>
            <table:table-row>
              <table:table-cell office:value="0.0" office:value-type="string">
                <text:p text:id="A.A7:A.A37">Apr 27</text:p>
              </table:table-cell>
              <table:table-cell office:value="33.0" office:value-type="float">
                <text:p text:id="A.B7:A.B37">33.0</text:p>
              </table:table-cell>
            </table:table-row>
            <table:table-row>
              <table:table-cell office:value="0.0" office:value-type="string">
                <text:p>Apr 28</text:p>
              </table:table-cell>
              <table:table-cell office:value="29.0" office:value-type="float">
                <text:p>29.0</text:p>
              </table:table-cell>
            </table:table-row>
            <table:table-row>
              <table:table-cell office:value="0.0" office:value-type="string">
                <text:p>Apr 29</text:p>
              </table:table-cell>
              <table:table-cell office:value="26.0" office:value-type="float">
                <text:p>26.0</text:p>
              </table:table-cell>
            </table:table-row>
            <table:table-row>
              <table:table-cell office:value="0.0" office:value-type="string">
                <text:p>Apr 30</text:p>
              </table:table-cell>
              <table:table-cell office:value="22.0" office:value-type="float">
                <text:p>22.0</text:p>
              </table:table-cell>
            </table:table-row>
            <table:table-row>
              <table:table-cell office:value="0.0" office:value-type="string">
                <text:p>May 01</text:p>
              </table:table-cell>
              <table:table-cell office:value="14.0" office:value-type="float">
                <text:p>14.0</text:p>
              </table:table-cell>
            </table:table-row>
            <table:table-row>
              <table:table-cell office:value="0.0" office:value-type="string">
                <text:p>May 02</text:p>
              </table:table-cell>
              <table:table-cell office:value="33.0" office:value-type="float">
                <text:p>33.0</text:p>
              </table:table-cell>
            </table:table-row>
            <table:table-row>
              <table:table-cell office:value="0.0" office:value-type="string">
                <text:p>May 03</text:p>
              </table:table-cell>
              <table:table-cell office:value="23.0" office:value-type="float">
                <text:p>23.0</text:p>
              </table:table-cell>
            </table:table-row>
            <table:table-row>
              <table:table-cell office:value="0.0" office:value-type="string">
                <text:p>May 04</text:p>
              </table:table-cell>
              <table:table-cell office:value="24.0" office:value-type="float">
                <text:p>24.0</text:p>
              </table:table-cell>
            </table:table-row>
            <table:table-row>
              <table:table-cell office:value="0.0" office:value-type="string">
                <text:p>May 05</text:p>
              </table:table-cell>
              <table:table-cell office:value="21.0" office:value-type="float">
                <text:p>21.0</text:p>
              </table:table-cell>
            </table:table-row>
            <table:table-row>
              <table:table-cell office:value="0.0" office:value-type="string">
                <text:p>May 06</text:p>
              </table:table-cell>
              <table:table-cell office:value="32.0" office:value-type="float">
                <text:p>32.0</text:p>
              </table:table-cell>
            </table:table-row>
            <table:table-row>
              <table:table-cell office:value="0.0" office:value-type="string">
                <text:p>May 07</text:p>
              </table:table-cell>
              <table:table-cell office:value="10.0" office:value-type="float">
                <text:p>10.0</text:p>
              </table:table-cell>
            </table:table-row>
            <table:table-row>
              <table:table-cell office:value="0.0" office:value-type="string">
                <text:p>May 08</text:p>
              </table:table-cell>
              <table:table-cell office:value="11.0" office:value-type="float">
                <text:p>11.0</text:p>
              </table:table-cell>
            </table:table-row>
            <table:table-row>
              <table:table-cell office:value="0.0" office:value-type="string">
                <text:p>May 09</text:p>
              </table:table-cell>
              <table:table-cell office:value="18.0" office:value-type="float">
                <text:p>18.0</text:p>
              </table:table-cell>
            </table:table-row>
            <table:table-row>
              <table:table-cell office:value="0.0" office:value-type="string">
                <text:p>May 10</text:p>
              </table:table-cell>
              <table:table-cell office:value="33.0" office:value-type="float">
                <text:p>33.0</text:p>
              </table:table-cell>
            </table:table-row>
            <table:table-row>
              <table:table-cell office:value="0.0" office:value-type="string">
                <text:p>May 11</text:p>
              </table:table-cell>
              <table:table-cell office:value="24.0" office:value-type="float">
                <text:p>24.0</text:p>
              </table:table-cell>
            </table:table-row>
            <table:table-row>
              <table:table-cell office:value="0.0" office:value-type="string">
                <text:p>May 12</text:p>
              </table:table-cell>
              <table:table-cell office:value="19.0" office:value-type="float">
                <text:p>19.0</text:p>
              </table:table-cell>
            </table:table-row>
            <table:table-row>
              <table:table-cell office:value="0.0" office:value-type="string">
                <text:p>May 13</text:p>
              </table:table-cell>
              <table:table-cell office:value="21.0" office:value-type="float">
                <text:p>21.0</text:p>
              </table:table-cell>
            </table:table-row>
            <table:table-row>
              <table:table-cell office:value="0.0" office:value-type="string">
                <text:p>May 14</text:p>
              </table:table-cell>
              <table:table-cell office:value="30.0" office:value-type="float">
                <text:p>30.0</text:p>
              </table:table-cell>
            </table:table-row>
            <table:table-row>
              <table:table-cell office:value="0.0" office:value-type="string">
                <text:p>May 15</text:p>
              </table:table-cell>
              <table:table-cell office:value="12.0" office:value-type="float">
                <text:p>12.0</text:p>
              </table:table-cell>
            </table:table-row>
            <table:table-row>
              <table:table-cell office:value="0.0" office:value-type="string">
                <text:p>May 16</text:p>
              </table:table-cell>
              <table:table-cell office:value="26.0" office:value-type="float">
                <text:p>26.0</text:p>
              </table:table-cell>
            </table:table-row>
            <table:table-row>
              <table:table-cell office:value="0.0" office:value-type="string">
                <text:p>May 17</text:p>
              </table:table-cell>
              <table:table-cell office:value="37.0" office:value-type="float">
                <text:p>37.0</text:p>
              </table:table-cell>
            </table:table-row>
            <table:table-row>
              <table:table-cell office:value="0.0" office:value-type="string">
                <text:p>May 18</text:p>
              </table:table-cell>
              <table:table-cell office:value="37.0" office:value-type="float">
                <text:p>37.0</text:p>
              </table:table-cell>
            </table:table-row>
            <table:table-row>
              <table:table-cell office:value="0.0" office:value-type="string">
                <text:p>May 19</text:p>
              </table:table-cell>
              <table:table-cell office:value="39.0" office:value-type="float">
                <text:p>39.0</text:p>
              </table:table-cell>
            </table:table-row>
            <table:table-row>
              <table:table-cell office:value="0.0" office:value-type="string">
                <text:p>May 20</text:p>
              </table:table-cell>
              <table:table-cell office:value="51.0" office:value-type="float">
                <text:p>51.0</text:p>
              </table:table-cell>
            </table:table-row>
            <table:table-row>
              <table:table-cell office:value="0.0" office:value-type="string">
                <text:p>May 21</text:p>
              </table:table-cell>
              <table:table-cell office:value="26.0" office:value-type="float">
                <text:p>26.0</text:p>
              </table:table-cell>
            </table:table-row>
            <table:table-row>
              <table:table-cell office:value="0.0" office:value-type="string">
                <text:p>May 22</text:p>
              </table:table-cell>
              <table:table-cell office:value="23.0" office:value-type="float">
                <text:p>23.0</text:p>
              </table:table-cell>
            </table:table-row>
            <table:table-row>
              <table:table-cell office:value="0.0" office:value-type="string">
                <text:p>May 23</text:p>
              </table:table-cell>
              <table:table-cell office:value="32.0" office:value-type="float">
                <text:p>32.0</text:p>
              </table:table-cell>
            </table:table-row>
            <table:table-row>
              <table:table-cell office:value="0.0" office:value-type="string">
                <text:p>May 24</text:p>
              </table:table-cell>
              <table:table-cell office:value="27.0" office:value-type="float">
                <text:p>27.0</text:p>
              </table:table-cell>
            </table:table-row>
            <table:table-row>
              <table:table-cell office:value="0.0" office:value-type="string">
                <text:p>May 25</text:p>
              </table:table-cell>
              <table:table-cell office:value="36.0" office:value-type="float">
                <text:p>36.0</text:p>
              </table:table-cell>
            </table:table-row>
            <table:table-row>
              <table:table-cell office:value="0.0" office:value-type="string">
                <text:p>May 26</text:p>
              </table:table-cell>
              <table:table-cell office:value="22.0" office:value-type="float">
                <text:p>22.0</text:p>
              </table:table-cell>
            </table:table-row>
            <table:table-row>
              <table:table-cell office:value="0.0" office:value-type="string">
                <text:p>May 27</text:p>
              </table:table-cell>
              <table:table-cell office:value="34.0" office:value-type="float">
                <text:p>34.0</text:p>
              </table:table-cell>
            </table:table-row>
          </table:table-rows>
        </table:table>
      </chart:chart>
    </office:chart>
  </office:body>
</office:document-content>
</file>

<file path=Daily Visit_1499780332045/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4</dc:date>
    <meta:editing-cycles>0</meta:editing-cycles>
    <meta:editing-duration>PT0.078S</meta:editing-duration>
    <meta:initial-creator>leviathan</meta:initial-creator>
    <meta:creation-date>2017-07-11T15:38:52</meta:creation-date>
    <dc:language>en</dc:language>
  </office:meta>
</office:document-meta>
</file>

<file path=New Visitor VS. Returning Visitor_1499780331824/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7d7d40">
      <style:graphic-properties draw:stroke="none"/>
    </style:style>
    <style:style style:family="chart" style:name="a498f16">
      <style:text-properties fo:font-size="12pt" style:font-size-asian="12pt" style:font-size-complex="12pt"/>
    </style:style>
    <style:style style:family="chart" style:name="a1d009e">
      <style:graphic-properties draw:fill="none" draw:fill-color="#e6e6e6" draw:stroke="none" svg:stroke-color="#b3b3b3"/>
      <style:text-properties fo:font-size="10pt" style:font-size-asian="10pt" style:font-size-complex="10pt"/>
    </style:style>
    <style:style style:family="chart" style:name="a52eec6">
      <style:chart-properties chart:right-angled-axes="true"/>
    </style:style>
    <style:style style:family="chart" style:name="a9e5a6d">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dd6dd2">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9c67f5">
      <style:graphic-properties svg:stroke-color="#b3b3b3"/>
    </style:style>
    <style:style style:family="chart" style:name="afd472c">
      <style:graphic-properties dr3d:edge-rounding="0%" draw:fill-color="#2F24AB" draw:stroke="solid"/>
      <style:text-properties fo:font-size="6pt" style:font-charset-complex="6pt" style:font-size-asian="6pt"/>
    </style:style>
    <style:style style:family="chart" style:name="a5f6080">
      <style:graphic-properties draw:fill="none" draw:fill-color="#e6e6e6" draw:stroke="none" svg:stroke-color="#b3b3b3"/>
    </style:style>
    <style:style style:family="chart" style:name="a6320ac">
      <style:graphic-properties draw:fill="none" draw:fill-color="#e6e6e6" draw:stroke="none" svg:stroke-color="#b3b3b3"/>
    </style:style>
  </office:automatic-styles>
  <office:body>
    <office:chart>
      <chart:chart chart:class="chart:bar" chart:style-name="a7d7d40" svg:height="8cm" svg:width="7cm">
        <chart:title chart:style-name="a498f16" svg:x="3.669cm" svg:y="0.141cm">
          <text:p>New Visitor VS. Returning Visitor</text:p>
        </chart:title>
        <chart:legend chart:legend-position="top-end" chart:style-name="a1d009e" style:legend-expansion="balanced" svg:x="6.715cm" svg:y="3.192cm"/>
        <chart:plot-area chart:style-name="a52eec6" svg:height="7.52cm" svg:width="4.73cm" svg:x="0.16cm" svg:y="1.375cm">
          <chart:axis chart:dimension="x" chart:name="primary-x" chart:style-name="a9e5a6d">
            <chart:categories table:cell-range-address="A.A2:A.A3"/>
          </chart:axis>
          <chart:axis chart:dimension="y" chart:name="primary-y" chart:style-name="add6dd2">
            <chart:grid chart:class="major" chart:style-name="a9c67f5"/>
          </chart:axis>
          <chart:series chart:class="chart:circle" chart:label-cell-address="A.B1" chart:style-name="afd472c" chart:values-cell-range-address="A.B2:A.B3">
            <chart:data-point chart:repeated="1"/>
          </chart:series>
          <chart:wall chart:style-name="a5f6080"/>
          <chart:floor chart:style-name="a6320ac"/>
        </chart:plot-area>
        <table:table>
          <table:table-header-columns>
            <table:table-column/>
          </table:table-header-columns>
          <table:table-columns>
            <table:table-column table:number-columns-repeated="1"/>
          </table:table-columns>
          <table:table-header-rows>
            <table:table-row>
              <table:table-cell office:value="0.0" office:value-type="string"/>
              <table:table-cell office:value="0.0" office:value-type="string">
                <text:p text:id="A.B1">Visits</text:p>
              </table:table-cell>
            </table:table-row>
          </table:table-header-rows>
          <table:table-rows>
            <table:table-row>
              <table:table-cell office:value="0.0" office:value-type="string">
                <text:p text:id="A.A2:A.A3">New Visitor</text:p>
              </table:table-cell>
              <table:table-cell office:value="270.0" office:value-type="float">
                <text:p text:id="A.B2:A.B3">270.0</text:p>
              </table:table-cell>
            </table:table-row>
            <table:table-row>
              <table:table-cell office:value="0.0" office:value-type="string">
                <text:p>Returning Visitor</text:p>
              </table:table-cell>
              <table:table-cell office:value="555.0" office:value-type="float">
                <text:p>555.0</text:p>
              </table:table-cell>
            </table:table-row>
          </table:table-rows>
        </table:table>
      </chart:chart>
    </office:chart>
  </office:body>
</office:document-content>
</file>

<file path=New Visitor VS. Returning Visitor_1499780331824/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4</dc:date>
    <meta:editing-cycles>0</meta:editing-cycles>
    <meta:editing-duration>PT0.078S</meta:editing-duration>
    <meta:initial-creator>leviathan</meta:initial-creator>
    <meta:creation-date>2017-07-11T15:38:51</meta:creation-date>
    <dc:language>en</dc:language>
  </office:meta>
</office:document-meta>
</file>

<file path=Page Visit_1499780332966/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e96fcc">
      <style:graphic-properties draw:stroke="none"/>
    </style:style>
    <style:style style:family="chart" style:name="aa2f2f6">
      <style:text-properties fo:font-size="12pt" style:font-size-asian="12pt" style:font-size-complex="12pt"/>
    </style:style>
    <style:style style:family="chart" style:name="a846760">
      <style:graphic-properties draw:fill="none" draw:fill-color="#e6e6e6" draw:stroke="none" svg:stroke-color="#b3b3b3"/>
      <style:text-properties fo:font-size="10pt" style:font-size-asian="10pt" style:font-size-complex="10pt"/>
    </style:style>
    <style:style style:family="chart" style:name="a166a88">
      <style:chart-properties chart:right-angled-axes="true"/>
    </style:style>
    <style:style style:family="chart" style:name="a4d7828">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9e8ffa">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56461f">
      <style:graphic-properties svg:stroke-color="#b3b3b3"/>
    </style:style>
    <style:style style:family="chart" style:name="a04b920">
      <style:graphic-properties dr3d:edge-rounding="0%" draw:fill-color="#4EA470" draw:stroke="solid"/>
      <style:text-properties fo:font-size="6pt" style:font-charset-complex="6pt" style:font-size-asian="6pt"/>
    </style:style>
    <style:style style:family="chart" style:name="ae71490">
      <style:graphic-properties dr3d:edge-rounding="0%" draw:fill-color="#B5518B" draw:stroke="solid"/>
      <style:text-properties fo:font-size="6pt" style:font-charset-complex="6pt" style:font-size-asian="6pt"/>
    </style:style>
    <style:style style:family="chart" style:name="ae064a3">
      <style:graphic-properties draw:fill="none" draw:fill-color="#e6e6e6" draw:stroke="none" svg:stroke-color="#b3b3b3"/>
    </style:style>
    <style:style style:family="chart" style:name="aad2a69">
      <style:graphic-properties draw:fill="none" draw:fill-color="#e6e6e6" draw:stroke="none" svg:stroke-color="#b3b3b3"/>
    </style:style>
  </office:automatic-styles>
  <office:body>
    <office:chart>
      <chart:chart chart:class="chart:bar" chart:style-name="ae96fcc" svg:height="8cm" svg:width="7cm">
        <chart:title chart:style-name="aa2f2f6" svg:x="3.669cm" svg:y="0.141cm">
          <text:p>Page Visit</text:p>
        </chart:title>
        <chart:legend chart:legend-position="top-end" chart:style-name="a846760" style:legend-expansion="balanced" svg:x="6.715cm" svg:y="3.192cm"/>
        <chart:plot-area chart:style-name="a166a88" svg:height="7.52cm" svg:width="4.73cm" svg:x="0.16cm" svg:y="1.375cm">
          <chart:axis chart:dimension="x" chart:name="primary-x" chart:style-name="a4d7828">
            <chart:categories table:cell-range-address="C.A2:C.A8"/>
          </chart:axis>
          <chart:axis chart:dimension="y" chart:name="primary-y" chart:style-name="a9e8ffa">
            <chart:grid chart:class="major" chart:style-name="a56461f"/>
          </chart:axis>
          <chart:series chart:class="chart:bar" chart:label-cell-address="C.B1" chart:style-name="a04b920" chart:values-cell-range-address="C.B2:C.B8">
            <chart:data-point chart:repeated="2"/>
          </chart:series>
          <chart:series chart:class="chart:bar" chart:label-cell-address="C.C1" chart:style-name="ae71490" chart:values-cell-range-address="C.C2:C.C8">
            <chart:data-point chart:repeated="2"/>
          </chart:series>
          <chart:wall chart:style-name="ae064a3"/>
          <chart:floor chart:style-name="aad2a69"/>
        </chart:plot-area>
        <table:table>
          <table:table-header-columns>
            <table:table-column/>
          </table:table-header-columns>
          <table:table-columns>
            <table:table-column table:number-columns-repeated="2"/>
          </table:table-columns>
          <table:table-header-rows>
            <table:table-row>
              <table:table-cell office:value="0.0" office:value-type="string"/>
              <table:table-cell office:value="0.0" office:value-type="string">
                <text:p text:id="C.B1">Pageviews</text:p>
              </table:table-cell>
              <table:table-cell office:value="0.0" office:value-type="string">
                <text:p text:id="C.C1">Unique Pageviews</text:p>
              </table:table-cell>
            </table:table-row>
          </table:table-header-rows>
          <table:table-rows>
            <table:table-row>
              <table:table-cell office:value="0.0" office:value-type="string">
                <text:p text:id="C.A2:C.A8">/index.html</text:p>
              </table:table-cell>
              <table:table-cell office:value="745.0" office:value-type="float">
                <text:p text:id="C.B2:C.B8">745.0</text:p>
              </table:table-cell>
              <table:table-cell office:value="554.0" office:value-type="float">
                <text:p text:id="C.C2:C.C8">554.0</text:p>
              </table:table-cell>
            </table:table-row>
            <table:table-row>
              <table:table-cell office:value="0.0" office:value-type="string">
                <text:p>/demo/index.html</text:p>
              </table:table-cell>
              <table:table-cell office:value="318.0" office:value-type="float">
                <text:p>318.0</text:p>
              </table:table-cell>
              <table:table-cell office:value="190.0" office:value-type="float">
                <text:p>190.0</text:p>
              </table:table-cell>
            </table:table-row>
            <table:table-row>
              <table:table-cell office:value="0.0" office:value-type="string">
                <text:p>/downloads.html</text:p>
              </table:table-cell>
              <table:table-cell office:value="287.0" office:value-type="float">
                <text:p>287.0</text:p>
              </table:table-cell>
              <table:table-cell office:value="207.0" office:value-type="float">
                <text:p>207.0</text:p>
              </table:table-cell>
            </table:table-row>
            <table:table-row>
              <table:table-cell office:value="0.0" office:value-type="string">
                <text:p>/cookbook/index.html</text:p>
              </table:table-cell>
              <table:table-cell office:value="353.0" office:value-type="float">
                <text:p>353.0</text:p>
              </table:table-cell>
              <table:table-cell office:value="229.0" office:value-type="float">
                <text:p>229.0</text:p>
              </table:table-cell>
            </table:table-row>
            <table:table-row>
              <table:table-cell office:value="0.0" office:value-type="string">
                <text:p>/documents.html</text:p>
              </table:table-cell>
              <table:table-cell office:value="228.0" office:value-type="float">
                <text:p>228.0</text:p>
              </table:table-cell>
              <table:table-cell office:value="151.0" office:value-type="float">
                <text:p>151.0</text:p>
              </table:table-cell>
            </table:table-row>
            <table:table-row>
              <table:table-cell office:value="0.0" office:value-type="string">
                <text:p>/demo/demo3.html</text:p>
              </table:table-cell>
              <table:table-cell office:value="183.0" office:value-type="float">
                <text:p>183.0</text:p>
              </table:table-cell>
              <table:table-cell office:value="146.0" office:value-type="float">
                <text:p>146.0</text:p>
              </table:table-cell>
            </table:table-row>
            <table:table-row>
              <table:table-cell office:value="0.0" office:value-type="string">
                <text:p>/cookbook/Text Document.html</text:p>
              </table:table-cell>
              <table:table-cell office:value="160.0" office:value-type="float">
                <text:p>160.0</text:p>
              </table:table-cell>
              <table:table-cell office:value="108.0" office:value-type="float">
                <text:p>108.0</text:p>
              </table:table-cell>
            </table:table-row>
          </table:table-rows>
        </table:table>
      </chart:chart>
    </office:chart>
  </office:body>
</office:document-content>
</file>

<file path=Page Visit_1499780332966/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4</dc:date>
    <meta:editing-cycles>0</meta:editing-cycles>
    <meta:editing-duration>PT0.078S</meta:editing-duration>
    <meta:initial-creator>leviathan</meta:initial-creator>
    <meta:creation-date>2017-07-11T15:38:52</meta:creation-date>
    <dc:language>en</dc:language>
  </office:meta>
</office:document-meta>
</file>

<file path=Referral Traffic_1499780332678/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c7cba1">
      <style:graphic-properties draw:stroke="none"/>
    </style:style>
    <style:style style:family="chart" style:name="a25ffb4">
      <style:text-properties fo:font-size="12pt" style:font-size-asian="12pt" style:font-size-complex="12pt"/>
    </style:style>
    <style:style style:family="chart" style:name="a2046d0">
      <style:graphic-properties draw:fill="none" draw:fill-color="#e6e6e6" draw:stroke="none" svg:stroke-color="#b3b3b3"/>
      <style:text-properties fo:font-size="10pt" style:font-size-asian="10pt" style:font-size-complex="10pt"/>
    </style:style>
    <style:style style:family="chart" style:name="a5e9f27">
      <style:chart-properties chart:right-angled-axes="true"/>
    </style:style>
    <style:style style:family="chart" style:name="a83424f">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6be8bc">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14e681">
      <style:graphic-properties svg:stroke-color="#b3b3b3"/>
    </style:style>
    <style:style style:family="chart" style:name="a0ff39e">
      <style:graphic-properties dr3d:edge-rounding="0%" draw:fill-color="#D20242" draw:stroke="solid"/>
      <style:text-properties fo:font-size="6pt" style:font-charset-complex="6pt" style:font-size-asian="6pt"/>
    </style:style>
    <style:style style:family="chart" style:name="a649616">
      <style:graphic-properties dr3d:edge-rounding="0%" draw:fill-color="#6829A5" draw:stroke="solid"/>
      <style:text-properties fo:font-size="6pt" style:font-charset-complex="6pt" style:font-size-asian="6pt"/>
    </style:style>
    <style:style style:family="chart" style:name="ac0f6e1">
      <style:graphic-properties draw:fill="none" draw:fill-color="#e6e6e6" draw:stroke="none" svg:stroke-color="#b3b3b3"/>
    </style:style>
    <style:style style:family="chart" style:name="add936b">
      <style:graphic-properties draw:fill="none" draw:fill-color="#e6e6e6" draw:stroke="none" svg:stroke-color="#b3b3b3"/>
    </style:style>
  </office:automatic-styles>
  <office:body>
    <office:chart>
      <chart:chart chart:class="chart:bar" chart:style-name="ac7cba1" svg:height="8cm" svg:width="7cm">
        <chart:title chart:style-name="a25ffb4" svg:x="3.669cm" svg:y="0.141cm">
          <text:p>Referral Traffic</text:p>
        </chart:title>
        <chart:legend chart:legend-position="top-end" chart:style-name="a2046d0" style:legend-expansion="balanced" svg:x="6.715cm" svg:y="3.192cm"/>
        <chart:plot-area chart:style-name="a5e9f27" svg:height="7.52cm" svg:width="4.73cm" svg:x="0.16cm" svg:y="1.375cm">
          <chart:axis chart:dimension="x" chart:name="primary-x" chart:style-name="a83424f">
            <chart:categories table:cell-range-address="B.A10:B.A19"/>
          </chart:axis>
          <chart:axis chart:dimension="y" chart:name="primary-y" chart:style-name="a6be8bc">
            <chart:grid chart:class="major" chart:style-name="a14e681"/>
          </chart:axis>
          <chart:series chart:class="chart:circle" chart:label-cell-address="B.B9" chart:style-name="a0ff39e" chart:values-cell-range-address="B.B10:B.B19">
            <chart:data-point chart:repeated="2"/>
          </chart:series>
          <chart:series chart:class="chart:circle" chart:label-cell-address="B.C9" chart:style-name="a649616" chart:values-cell-range-address="B.C10:B.C19">
            <chart:data-point chart:repeated="2"/>
          </chart:series>
          <chart:wall chart:style-name="ac0f6e1"/>
          <chart:floor chart:style-name="add936b"/>
        </chart:plot-area>
        <table:table>
          <table:table-header-columns>
            <table:table-column/>
          </table:table-header-columns>
          <table:table-columns>
            <table:table-column table:number-columns-repeated="2"/>
          </table:table-columns>
          <table:table-header-rows>
            <table:table-row>
              <table:table-cell office:value="0.0" office:value-type="string"/>
              <table:table-cell office:value="0.0" office:value-type="string">
                <text:p text:id="B.B9">Visits</text:p>
              </table:table-cell>
              <table:table-cell office:value="0.0" office:value-type="string">
                <text:p text:id="B.C9">Pages/Visit</text:p>
              </table:table-cell>
            </table:table-row>
          </table:table-header-rows>
          <table:table-rows>
            <table:table-row>
              <table:table-cell office:value="0.0" office:value-type="string">
                <text:p text:id="B.A10:B.A19">odftoolkit.org</text:p>
              </table:table-cell>
              <table:table-cell office:value="362.0" office:value-type="float">
                <text:p text:id="B.B10:B.B19">362.0</text:p>
              </table:table-cell>
              <table:table-cell office:value="4.72" office:value-type="float">
                <text:p text:id="B.C10:B.C19">4.72</text:p>
              </table:table-cell>
            </table:table-row>
            <table:table-row>
              <table:table-cell office:value="0.0" office:value-type="string">
                <text:p>root.cz</text:p>
              </table:table-cell>
              <table:table-cell office:value="66.0" office:value-type="float">
                <text:p>66.0</text:p>
              </table:table-cell>
              <table:table-cell office:value="1.71" office:value-type="float">
                <text:p>1.71</text:p>
              </table:table-cell>
            </table:table-row>
            <table:table-row>
              <table:table-cell office:value="0.0" office:value-type="string">
                <text:p>freshmeat.net</text:p>
              </table:table-cell>
              <table:table-cell office:value="20.0" office:value-type="float">
                <text:p>20.0</text:p>
              </table:table-cell>
              <table:table-cell office:value="2.2" office:value-type="float">
                <text:p>2.2</text:p>
              </table:table-cell>
            </table:table-row>
            <table:table-row>
              <table:table-cell office:value="0.0" office:value-type="string">
                <text:p>robweir.com</text:p>
              </table:table-cell>
              <table:table-cell office:value="15.0" office:value-type="float">
                <text:p>15.0</text:p>
              </table:table-cell>
              <table:table-cell office:value="1.33" office:value-type="float">
                <text:p>1.33</text:p>
              </table:table-cell>
            </table:table-row>
            <table:table-row>
              <table:table-cell office:value="0.0" office:value-type="string">
                <text:p>opendocument.xml.org</text:p>
              </table:table-cell>
              <table:table-cell office:value="7.0" office:value-type="float">
                <text:p>7.0</text:p>
              </table:table-cell>
              <table:table-cell office:value="2.43" office:value-type="float">
                <text:p>2.43</text:p>
              </table:table-cell>
            </table:table-row>
            <table:table-row>
              <table:table-cell office:value="0.0" office:value-type="string">
                <text:p>open-open.com</text:p>
              </table:table-cell>
              <table:table-cell office:value="5.0" office:value-type="float">
                <text:p>5.0</text:p>
              </table:table-cell>
              <table:table-cell office:value="1.4" office:value-type="float">
                <text:p>1.4</text:p>
              </table:table-cell>
            </table:table-row>
            <table:table-row>
              <table:table-cell office:value="0.0" office:value-type="string">
                <text:p>t.sina.com.cn</text:p>
              </table:table-cell>
              <table:table-cell office:value="3.0" office:value-type="float">
                <text:p>3.0</text:p>
              </table:table-cell>
              <table:table-cell office:value="3.67" office:value-type="float">
                <text:p>3.67</text:p>
              </table:table-cell>
            </table:table-row>
            <table:table-row>
              <table:table-cell office:value="0.0" office:value-type="string">
                <text:p>google.co.in</text:p>
              </table:table-cell>
              <table:table-cell office:value="2.0" office:value-type="float">
                <text:p>2.0</text:p>
              </table:table-cell>
              <table:table-cell office:value="6.5" office:value-type="float">
                <text:p>6.5</text:p>
              </table:table-cell>
            </table:table-row>
            <table:table-row>
              <table:table-cell office:value="0.0" office:value-type="string">
                <text:p>slug.es</text:p>
              </table:table-cell>
              <table:table-cell office:value="2.0" office:value-type="float">
                <text:p>2.0</text:p>
              </table:table-cell>
              <table:table-cell office:value="2.5" office:value-type="float">
                <text:p>2.5</text:p>
              </table:table-cell>
            </table:table-row>
            <table:table-row>
              <table:table-cell office:value="0.0" office:value-type="string">
                <text:p>twitter.com</text:p>
              </table:table-cell>
              <table:table-cell office:value="2.0" office:value-type="float">
                <text:p>2.0</text:p>
              </table:table-cell>
              <table:table-cell office:value="1.0" office:value-type="float">
                <text:p>1.0</text:p>
              </table:table-cell>
            </table:table-row>
          </table:table-rows>
        </table:table>
      </chart:chart>
    </office:chart>
  </office:body>
</office:document-content>
</file>

<file path=Referral Traffic_1499780332678/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4</dc:date>
    <meta:editing-cycles>0</meta:editing-cycles>
    <meta:editing-duration>PT0.078S</meta:editing-duration>
    <meta:initial-creator>leviathan</meta:initial-creator>
    <meta:creation-date>2017-07-11T15:38:52</meta:creation-date>
    <dc:language>en</dc:language>
  </office:meta>
</office:document-meta>
</file>

<file path=Search Keyword_1499780332829/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ea89d3">
      <style:graphic-properties draw:stroke="none"/>
    </style:style>
    <style:style style:family="chart" style:name="a3794e6">
      <style:text-properties fo:font-size="12pt" style:font-size-asian="12pt" style:font-size-complex="12pt"/>
    </style:style>
    <style:style style:family="chart" style:name="a9b6196">
      <style:graphic-properties draw:fill="none" draw:fill-color="#e6e6e6" draw:stroke="none" svg:stroke-color="#b3b3b3"/>
      <style:text-properties fo:font-size="10pt" style:font-size-asian="10pt" style:font-size-complex="10pt"/>
    </style:style>
    <style:style style:family="chart" style:name="a2767ab">
      <style:chart-properties chart:right-angled-axes="true"/>
    </style:style>
    <style:style style:family="chart" style:name="a65edab">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20050b">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e56e6b">
      <style:graphic-properties svg:stroke-color="#b3b3b3"/>
    </style:style>
    <style:style style:family="chart" style:name="a471c14">
      <style:graphic-properties dr3d:edge-rounding="0%" draw:fill-color="#6AC54E" draw:stroke="solid"/>
      <style:text-properties fo:font-size="6pt" style:font-charset-complex="6pt" style:font-size-asian="6pt"/>
    </style:style>
    <style:style style:family="chart" style:name="aaad4c9">
      <style:graphic-properties dr3d:edge-rounding="0%" draw:fill-color="#7065D0" draw:stroke="solid"/>
      <style:text-properties fo:font-size="6pt" style:font-charset-complex="6pt" style:font-size-asian="6pt"/>
    </style:style>
    <style:style style:family="chart" style:name="a80c869">
      <style:graphic-properties draw:fill="none" draw:fill-color="#e6e6e6" draw:stroke="none" svg:stroke-color="#b3b3b3"/>
    </style:style>
    <style:style style:family="chart" style:name="a6465c5">
      <style:graphic-properties draw:fill="none" draw:fill-color="#e6e6e6" draw:stroke="none" svg:stroke-color="#b3b3b3"/>
    </style:style>
  </office:automatic-styles>
  <office:body>
    <office:chart>
      <chart:chart chart:class="chart:bar" chart:style-name="aea89d3" svg:height="8cm" svg:width="7cm">
        <chart:title chart:style-name="a3794e6" svg:x="3.669cm" svg:y="0.141cm">
          <text:p>Search Keyword</text:p>
        </chart:title>
        <chart:legend chart:legend-position="top-end" chart:style-name="a9b6196" style:legend-expansion="balanced" svg:x="6.715cm" svg:y="3.192cm"/>
        <chart:plot-area chart:style-name="a2767ab" svg:height="7.52cm" svg:width="4.73cm" svg:x="0.16cm" svg:y="1.375cm">
          <chart:axis chart:dimension="x" chart:name="primary-x" chart:style-name="a65edab">
            <chart:categories table:cell-range-address="B.E3:B.E8"/>
          </chart:axis>
          <chart:axis chart:dimension="y" chart:name="primary-y" chart:style-name="a20050b">
            <chart:grid chart:class="major" chart:style-name="ae56e6b"/>
          </chart:axis>
          <chart:series chart:class="chart:circle" chart:label-cell-address="B.F2" chart:style-name="a471c14" chart:values-cell-range-address="B.F3:B.F8">
            <chart:data-point chart:repeated="2"/>
          </chart:series>
          <chart:series chart:class="chart:circle" chart:label-cell-address="B.G2" chart:style-name="aaad4c9" chart:values-cell-range-address="B.G3:B.G8">
            <chart:data-point chart:repeated="2"/>
          </chart:series>
          <chart:wall chart:style-name="a80c869"/>
          <chart:floor chart:style-name="a6465c5"/>
        </chart:plot-area>
        <table:table>
          <table:table-header-columns>
            <table:table-column/>
          </table:table-header-columns>
          <table:table-columns>
            <table:table-column table:number-columns-repeated="2"/>
          </table:table-columns>
          <table:table-header-rows>
            <table:table-row>
              <table:table-cell office:value="0.0" office:value-type="string"/>
              <table:table-cell office:value="0.0" office:value-type="string">
                <text:p text:id="B.F2">Visits</text:p>
              </table:table-cell>
              <table:table-cell office:value="0.0" office:value-type="string">
                <text:p text:id="B.G2">Pages/Visit</text:p>
              </table:table-cell>
            </table:table-row>
          </table:table-header-rows>
          <table:table-rows>
            <table:table-row>
              <table:table-cell office:value="0.0" office:value-type="string">
                <text:p text:id="B.E3:B.E8">simpleodf</text:p>
              </table:table-cell>
              <table:table-cell office:value="57.0" office:value-type="float">
                <text:p text:id="B.F3:B.F8">57.0</text:p>
              </table:table-cell>
              <table:table-cell office:value="2.91" office:value-type="float">
                <text:p text:id="B.G3:B.G8">2.91</text:p>
              </table:table-cell>
            </table:table-row>
            <table:table-row>
              <table:table-cell office:value="0.0" office:value-type="string">
                <text:p>simple odf</text:p>
              </table:table-cell>
              <table:table-cell office:value="21.0" office:value-type="float">
                <text:p>21.0</text:p>
              </table:table-cell>
              <table:table-cell office:value="4.52" office:value-type="float">
                <text:p>4.52</text:p>
              </table:table-cell>
            </table:table-row>
            <table:table-row>
              <table:table-cell office:value="0.0" office:value-type="string">
                <text:p>http://simple.odftoolkit.org/</text:p>
              </table:table-cell>
              <table:table-cell office:value="16.0" office:value-type="float">
                <text:p>16.0</text:p>
              </table:table-cell>
              <table:table-cell office:value="2.62" office:value-type="float">
                <text:p>2.62</text:p>
              </table:table-cell>
            </table:table-row>
            <table:table-row>
              <table:table-cell office:value="0.0" office:value-type="string">
                <text:p>simple odf vs simple odf java</text:p>
              </table:table-cell>
              <table:table-cell office:value="6.0" office:value-type="float">
                <text:p>6.0</text:p>
              </table:table-cell>
              <table:table-cell office:value="1.0" office:value-type="float">
                <text:p>1.0</text:p>
              </table:table-cell>
            </table:table-row>
            <table:table-row>
              <table:table-cell office:value="0.0" office:value-type="string">
                <text:p>odfdom simple cookbook</text:p>
              </table:table-cell>
              <table:table-cell office:value="3.0" office:value-type="float">
                <text:p>3.0</text:p>
              </table:table-cell>
              <table:table-cell office:value="2.33" office:value-type="float">
                <text:p>2.33</text:p>
              </table:table-cell>
            </table:table-row>
            <table:table-row>
              <table:table-cell office:value="0.0" office:value-type="string">
                <text:p>opengtd</text:p>
              </table:table-cell>
              <table:table-cell office:value="3.0" office:value-type="float">
                <text:p>3.0</text:p>
              </table:table-cell>
              <table:table-cell office:value="2.67" office:value-type="float">
                <text:p>2.67</text:p>
              </table:table-cell>
            </table:table-row>
          </table:table-rows>
        </table:table>
      </chart:chart>
    </office:chart>
  </office:body>
</office:document-content>
</file>

<file path=Search Keyword_1499780332829/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4</dc:date>
    <meta:editing-cycles>0</meta:editing-cycles>
    <meta:editing-duration>PT0.078S</meta:editing-duration>
    <meta:initial-creator>leviathan</meta:initial-creator>
    <meta:creation-date>2017-07-11T15:38:52</meta:creation-date>
    <dc:language>en</dc:language>
  </office:meta>
</office:document-meta>
</file>

<file path=Traffic Sources Type_1499780332607/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1e4641">
      <style:graphic-properties draw:stroke="none"/>
    </style:style>
    <style:style style:family="chart" style:name="aec22ab">
      <style:text-properties fo:font-size="12pt" style:font-size-asian="12pt" style:font-size-complex="12pt"/>
    </style:style>
    <style:style style:family="chart" style:name="a659c39">
      <style:graphic-properties draw:fill="none" draw:fill-color="#e6e6e6" draw:stroke="none" svg:stroke-color="#b3b3b3"/>
      <style:text-properties fo:font-size="10pt" style:font-size-asian="10pt" style:font-size-complex="10pt"/>
    </style:style>
    <style:style style:family="chart" style:name="a0b2bab">
      <style:chart-properties chart:right-angled-axes="true"/>
    </style:style>
    <style:style style:family="chart" style:name="ac7279d">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80ce9c">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3d1456">
      <style:graphic-properties svg:stroke-color="#b3b3b3"/>
    </style:style>
    <style:style style:family="chart" style:name="ad4d828">
      <style:graphic-properties dr3d:edge-rounding="0%" draw:fill-color="#59B6E2" draw:stroke="solid"/>
      <style:text-properties fo:font-size="6pt" style:font-charset-complex="6pt" style:font-size-asian="6pt"/>
    </style:style>
    <style:style style:family="chart" style:name="ab17fcf">
      <style:graphic-properties dr3d:edge-rounding="0%" draw:fill-color="#5ED128" draw:stroke="solid"/>
      <style:text-properties fo:font-size="6pt" style:font-charset-complex="6pt" style:font-size-asian="6pt"/>
    </style:style>
    <style:style style:family="chart" style:name="a9948cc">
      <style:graphic-properties draw:fill="none" draw:fill-color="#e6e6e6" draw:stroke="none" svg:stroke-color="#b3b3b3"/>
    </style:style>
    <style:style style:family="chart" style:name="a56dec3">
      <style:graphic-properties draw:fill="none" draw:fill-color="#e6e6e6" draw:stroke="none" svg:stroke-color="#b3b3b3"/>
    </style:style>
  </office:automatic-styles>
  <office:body>
    <office:chart>
      <chart:chart chart:class="chart:bar" chart:style-name="a1e4641" svg:height="8cm" svg:width="7cm">
        <chart:title chart:style-name="aec22ab" svg:x="3.669cm" svg:y="0.141cm">
          <text:p>Traffic Sources Type</text:p>
        </chart:title>
        <chart:legend chart:legend-position="top-end" chart:style-name="a659c39" style:legend-expansion="balanced" svg:x="6.715cm" svg:y="3.192cm"/>
        <chart:plot-area chart:style-name="a0b2bab" svg:height="7.52cm" svg:width="4.73cm" svg:x="0.16cm" svg:y="1.375cm">
          <chart:axis chart:dimension="x" chart:name="primary-x" chart:style-name="ac7279d">
            <chart:categories table:cell-range-address="B.A3:B.A5"/>
          </chart:axis>
          <chart:axis chart:dimension="y" chart:name="primary-y" chart:style-name="a80ce9c">
            <chart:grid chart:class="major" chart:style-name="a3d1456"/>
          </chart:axis>
          <chart:series chart:class="chart:circle" chart:label-cell-address="B.B2" chart:style-name="ad4d828" chart:values-cell-range-address="B.B3:B.B5">
            <chart:data-point chart:repeated="2"/>
          </chart:series>
          <chart:series chart:class="chart:circle" chart:label-cell-address="B.C2" chart:style-name="ab17fcf" chart:values-cell-range-address="B.C3:B.C5">
            <chart:data-point chart:repeated="2"/>
          </chart:series>
          <chart:wall chart:style-name="a9948cc"/>
          <chart:floor chart:style-name="a56dec3"/>
        </chart:plot-area>
        <table:table>
          <table:table-header-columns>
            <table:table-column/>
          </table:table-header-columns>
          <table:table-columns>
            <table:table-column table:number-columns-repeated="2"/>
          </table:table-columns>
          <table:table-header-rows>
            <table:table-row>
              <table:table-cell office:value="0.0" office:value-type="string"/>
              <table:table-cell office:value="0.0" office:value-type="string">
                <text:p text:id="B.B2">Percentage</text:p>
              </table:table-cell>
              <table:table-cell office:value="0.0" office:value-type="string">
                <text:p text:id="B.C2">Visits</text:p>
              </table:table-cell>
            </table:table-row>
          </table:table-header-rows>
          <table:table-rows>
            <table:table-row>
              <table:table-cell office:value="0.0" office:value-type="string">
                <text:p text:id="B.A3:B.A5">Search Traffic</text:p>
              </table:table-cell>
              <table:table-cell office:value="0.183" office:value-type="float">
                <text:p text:id="B.B3:B.B5">0.183</text:p>
              </table:table-cell>
              <table:table-cell office:value="151.0" office:value-type="float">
                <text:p text:id="B.C3:B.C5">151.0</text:p>
              </table:table-cell>
            </table:table-row>
            <table:table-row>
              <table:table-cell office:value="0.0" office:value-type="string">
                <text:p>Referral Traffic</text:p>
              </table:table-cell>
              <table:table-cell office:value="0.5758" office:value-type="float">
                <text:p>0.5758</text:p>
              </table:table-cell>
              <table:table-cell office:value="475.0" office:value-type="float">
                <text:p>475.0</text:p>
              </table:table-cell>
            </table:table-row>
            <table:table-row>
              <table:table-cell office:value="0.0" office:value-type="string">
                <text:p>Direct Traffic</text:p>
              </table:table-cell>
              <table:table-cell office:value="0.2412" office:value-type="float">
                <text:p>0.2412</text:p>
              </table:table-cell>
              <table:table-cell office:value="199.0" office:value-type="float">
                <text:p>199.0</text:p>
              </table:table-cell>
            </table:table-row>
          </table:table-rows>
        </table:table>
      </chart:chart>
    </office:chart>
  </office:body>
</office:document-content>
</file>

<file path=Traffic Sources Type_1499780332607/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4</dc:date>
    <meta:editing-cycles>0</meta:editing-cycles>
    <meta:editing-duration>PT0.078S</meta:editing-duration>
    <meta:initial-creator>leviathan</meta:initial-creator>
    <meta:creation-date>2017-07-11T15:38:52</meta:creation-date>
    <dc:language>en</dc:language>
  </office:meta>
</office:document-meta>
</file>

<file path=Visit Duration_1499780332395/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1b25bf">
      <style:graphic-properties draw:stroke="none"/>
    </style:style>
    <style:style style:family="chart" style:name="a1c73f0">
      <style:text-properties fo:font-size="12pt" style:font-size-asian="12pt" style:font-size-complex="12pt"/>
    </style:style>
    <style:style style:family="chart" style:name="ab7bdfc">
      <style:graphic-properties draw:fill="none" draw:fill-color="#e6e6e6" draw:stroke="none" svg:stroke-color="#b3b3b3"/>
      <style:text-properties fo:font-size="10pt" style:font-size-asian="10pt" style:font-size-complex="10pt"/>
    </style:style>
    <style:style style:family="chart" style:name="a29db3a">
      <style:chart-properties chart:right-angled-axes="true"/>
    </style:style>
    <style:style style:family="chart" style:name="a5712d5">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14eddb">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7eb26d">
      <style:graphic-properties svg:stroke-color="#b3b3b3"/>
    </style:style>
    <style:style style:family="chart" style:name="a90ac66">
      <style:graphic-properties dr3d:edge-rounding="0%" draw:fill-color="#FF65EF" draw:stroke="solid"/>
      <style:text-properties fo:font-size="6pt" style:font-charset-complex="6pt" style:font-size-asian="6pt"/>
    </style:style>
    <style:style style:family="chart" style:name="a7e01dc">
      <style:graphic-properties dr3d:edge-rounding="0%" draw:fill-color="#1DE8E9" draw:stroke="solid"/>
      <style:text-properties fo:font-size="6pt" style:font-charset-complex="6pt" style:font-size-asian="6pt"/>
    </style:style>
    <style:style style:family="chart" style:name="aa26929">
      <style:graphic-properties draw:fill="none" draw:fill-color="#e6e6e6" draw:stroke="none" svg:stroke-color="#b3b3b3"/>
    </style:style>
    <style:style style:family="chart" style:name="a229957">
      <style:graphic-properties draw:fill="none" draw:fill-color="#e6e6e6" draw:stroke="none" svg:stroke-color="#b3b3b3"/>
    </style:style>
  </office:automatic-styles>
  <office:body>
    <office:chart>
      <chart:chart chart:class="chart:bar" chart:style-name="a1b25bf" svg:height="8cm" svg:width="7cm">
        <chart:title chart:style-name="a1c73f0" svg:x="3.669cm" svg:y="0.141cm">
          <text:p>Visit Duration</text:p>
        </chart:title>
        <chart:legend chart:legend-position="top-end" chart:style-name="ab7bdfc" style:legend-expansion="balanced" svg:x="6.715cm" svg:y="3.192cm"/>
        <chart:plot-area chart:style-name="a29db3a" svg:height="7.52cm" svg:width="4.73cm" svg:x="0.16cm" svg:y="1.375cm">
          <chart:axis chart:dimension="x" chart:name="primary-x" chart:style-name="a5712d5">
            <chart:categories table:cell-range-address="A.I2:A.I8"/>
          </chart:axis>
          <chart:axis chart:dimension="y" chart:name="primary-y" chart:style-name="a14eddb">
            <chart:grid chart:class="major" chart:style-name="a7eb26d"/>
          </chart:axis>
          <chart:series chart:class="chart:bar" chart:label-cell-address="A.J1" chart:style-name="a90ac66" chart:values-cell-range-address="A.J2:A.J8">
            <chart:data-point chart:repeated="2"/>
          </chart:series>
          <chart:series chart:class="chart:bar" chart:label-cell-address="A.K1" chart:style-name="a7e01dc" chart:values-cell-range-address="A.K2:A.K8">
            <chart:data-point chart:repeated="2"/>
          </chart:series>
          <chart:wall chart:style-name="aa26929"/>
          <chart:floor chart:style-name="a229957"/>
        </chart:plot-area>
        <table:table>
          <table:table-header-columns>
            <table:table-column/>
          </table:table-header-columns>
          <table:table-columns>
            <table:table-column table:number-columns-repeated="2"/>
          </table:table-columns>
          <table:table-header-rows>
            <table:table-row>
              <table:table-cell office:value="0.0" office:value-type="string"/>
              <table:table-cell office:value="0.0" office:value-type="string">
                <text:p text:id="A.J1">Visits</text:p>
              </table:table-cell>
              <table:table-cell office:value="0.0" office:value-type="string">
                <text:p text:id="A.K1">Pageviews</text:p>
              </table:table-cell>
            </table:table-row>
          </table:table-header-rows>
          <table:table-rows>
            <table:table-row>
              <table:table-cell office:value="0.0" office:value-type="string">
                <text:p text:id="A.I2:A.I8">1-10</text:p>
              </table:table-cell>
              <table:table-cell office:value="470.0" office:value-type="float">
                <text:p text:id="A.J2:A.J8">470.0</text:p>
              </table:table-cell>
              <table:table-cell office:value="675.0" office:value-type="float">
                <text:p text:id="A.K2:A.K8">675.0</text:p>
              </table:table-cell>
            </table:table-row>
            <table:table-row>
              <table:table-cell office:value="0.0" office:value-type="string">
                <text:p>11-30</text:p>
              </table:table-cell>
              <table:table-cell office:value="54.0" office:value-type="float">
                <text:p>54.0</text:p>
              </table:table-cell>
              <table:table-cell office:value="147.0" office:value-type="float">
                <text:p>147.0</text:p>
              </table:table-cell>
            </table:table-row>
            <table:table-row>
              <table:table-cell office:value="0.0" office:value-type="string">
                <text:p>31-60</text:p>
              </table:table-cell>
              <table:table-cell office:value="55.0" office:value-type="float">
                <text:p>55.0</text:p>
              </table:table-cell>
              <table:table-cell office:value="177.0" office:value-type="float">
                <text:p>177.0</text:p>
              </table:table-cell>
            </table:table-row>
            <table:table-row>
              <table:table-cell office:value="0.0" office:value-type="string">
                <text:p>61-180</text:p>
              </table:table-cell>
              <table:table-cell office:value="56.0" office:value-type="float">
                <text:p>56.0</text:p>
              </table:table-cell>
              <table:table-cell office:value="273.0" office:value-type="float">
                <text:p>273.0</text:p>
              </table:table-cell>
            </table:table-row>
            <table:table-row>
              <table:table-cell office:value="0.0" office:value-type="string">
                <text:p>181-600</text:p>
              </table:table-cell>
              <table:table-cell office:value="78.0" office:value-type="float">
                <text:p>78.0</text:p>
              </table:table-cell>
              <table:table-cell office:value="502.0" office:value-type="float">
                <text:p>502.0</text:p>
              </table:table-cell>
            </table:table-row>
            <table:table-row>
              <table:table-cell office:value="0.0" office:value-type="string">
                <text:p>601-1800</text:p>
              </table:table-cell>
              <table:table-cell office:value="78.0" office:value-type="float">
                <text:p>78.0</text:p>
              </table:table-cell>
              <table:table-cell office:value="643.0" office:value-type="float">
                <text:p>643.0</text:p>
              </table:table-cell>
            </table:table-row>
            <table:table-row>
              <table:table-cell office:value="0.0" office:value-type="string">
                <text:p>1801+</text:p>
              </table:table-cell>
              <table:table-cell office:value="34.0" office:value-type="float">
                <text:p>34.0</text:p>
              </table:table-cell>
              <table:table-cell office:value="577.0" office:value-type="float">
                <text:p>577.0</text:p>
              </table:table-cell>
            </table:table-row>
          </table:table-rows>
        </table:table>
      </chart:chart>
    </office:chart>
  </office:body>
</office:document-content>
</file>

<file path=Visit Duration_1499780332395/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4</dc:date>
    <meta:editing-cycles>0</meta:editing-cycles>
    <meta:editing-duration>PT0.078S</meta:editing-duration>
    <meta:initial-creator>leviathan</meta:initial-creator>
    <meta:creation-date>2017-07-11T15:38:52</meta:creation-date>
    <dc:language>en</dc:language>
  </office:meta>
</office:document-meta>
</file>